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Amp20Duty100Hz" table:style-name="ta1">
        <table:shapes>
          <draw:frame draw:z-index="0" draw:style-name="gr1" draw:text-style-name="P1" svg:width="635.27pt" svg:height="445.18pt" svg:x="637.94pt" svg:y="15233.3pt">
            <loext:p draw:notify-on-update-of-ranges="opAmp20Duty100Hz.A1:opAmp20Duty100Hz.A1 opAmp20Duty100Hz.A2:opAmp20Duty100Hz.A1191 opAmp20Duty100Hz.B1:opAmp20Duty100Hz.B1 opAmp20Duty100Hz.B2:opAmp20Duty100Hz.B1191 opAmp20Duty100Hz.A1:opAmp20Duty100Hz.A1 opAmp20Duty100Hz.A2:opAmp20Duty100Hz.A1191 opAmp20Duty100Hz.C1:opAmp20Duty100Hz.C1 opAmp20Duty100Hz.C2:opAmp20Duty100Hz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252" calcext:value-type="float">
            <text:p>0.002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94" calcext:value-type="float">
            <text:p>0.002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62" calcext:value-type="float">
            <text:p>0.004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04" calcext:value-type="float">
            <text:p>0.00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124" calcext:value-type="float">
            <text:p>0.0051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208" calcext:value-type="float">
            <text:p>0.0052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292" calcext:value-type="float">
            <text:p>0.0052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376" calcext:value-type="float">
            <text:p>0.0053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46" calcext:value-type="float">
            <text:p>0.005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544" calcext:value-type="float">
            <text:p>0.0055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628" calcext:value-type="float">
            <text:p>0.0056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712" calcext:value-type="float">
            <text:p>0.005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796" calcext:value-type="float">
            <text:p>0.0057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88" calcext:value-type="float">
            <text:p>0.00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964" calcext:value-type="float">
            <text:p>0.0059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048" calcext:value-type="float">
            <text:p>0.006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132" calcext:value-type="float">
            <text:p>0.0061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216" calcext:value-type="float">
            <text:p>0.0062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468" calcext:value-type="float">
            <text:p>0.0064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552" calcext:value-type="float">
            <text:p>0.006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636" calcext:value-type="float">
            <text:p>0.0066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72" calcext:value-type="float">
            <text:p>0.00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804" calcext:value-type="float">
            <text:p>0.0068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888" calcext:value-type="float">
            <text:p>0.006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6972" calcext:value-type="float">
            <text:p>0.0069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14" calcext:value-type="float">
            <text:p>0.007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224" calcext:value-type="float">
            <text:p>0.007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308" calcext:value-type="float">
            <text:p>0.0073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392" calcext:value-type="float">
            <text:p>0.007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476" calcext:value-type="float">
            <text:p>0.0074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644" calcext:value-type="float">
            <text:p>0.0076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728" calcext:value-type="float">
            <text:p>0.007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812" calcext:value-type="float">
            <text:p>0.0078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064" calcext:value-type="float">
            <text:p>0.008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148" calcext:value-type="float">
            <text:p>0.0081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232" calcext:value-type="float">
            <text:p>0.0082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316" calcext:value-type="float">
            <text:p>0.0083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484" calcext:value-type="float">
            <text:p>0.0084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568" calcext:value-type="float">
            <text:p>0.008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52" calcext:value-type="float">
            <text:p>0.0086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736" calcext:value-type="float">
            <text:p>0.008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2" calcext:value-type="float">
            <text:p>0.008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904" calcext:value-type="float">
            <text:p>0.008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988" calcext:value-type="float">
            <text:p>0.0089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072" calcext:value-type="float">
            <text:p>0.0090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156" calcext:value-type="float">
            <text:p>0.0091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24" calcext:value-type="float">
            <text:p>0.009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324" calcext:value-type="float">
            <text:p>0.0093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408" calcext:value-type="float">
            <text:p>0.009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492" calcext:value-type="float">
            <text:p>0.0094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576" calcext:value-type="float">
            <text:p>0.009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66" calcext:value-type="float">
            <text:p>0.009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744" calcext:value-type="float">
            <text:p>0.009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828" calcext:value-type="float">
            <text:p>0.0098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996" calcext:value-type="float">
            <text:p>0.0099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008" calcext:value-type="float">
            <text:p>0.010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10164" calcext:value-type="float">
            <text:p>0.0101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10248" calcext:value-type="float">
            <text:p>0.0102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10332" calcext:value-type="float">
            <text:p>0.0103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416" calcext:value-type="float">
            <text:p>0.0104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584" calcext:value-type="float">
            <text:p>0.0105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668" calcext:value-type="float">
            <text:p>0.0106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752" calcext:value-type="float">
            <text:p>0.0107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836" calcext:value-type="float">
            <text:p>0.0108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92" calcext:value-type="float">
            <text:p>0.010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1004" calcext:value-type="float">
            <text:p>0.0110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1088" calcext:value-type="float">
            <text:p>0.0110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172" calcext:value-type="float">
            <text:p>0.0111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1256" calcext:value-type="float">
            <text:p>0.0112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34" calcext:value-type="float">
            <text:p>0.011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424" calcext:value-type="float">
            <text:p>0.0114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508" calcext:value-type="float">
            <text:p>0.0115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1592" calcext:value-type="float">
            <text:p>0.0115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1676" calcext:value-type="float">
            <text:p>0.0116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176" calcext:value-type="float">
            <text:p>0.011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1844" calcext:value-type="float">
            <text:p>0.0118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1928" calcext:value-type="float">
            <text:p>0.0119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012" calcext:value-type="float">
            <text:p>0.0120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265326633" calcext:value-type="float">
            <text:p>-0.265326633</text:p>
          </table:table-cell>
        </table:table-row>
        <table:table-row table:style-name="ro1">
          <table:table-cell office:value-type="float" office:value="0.012096" calcext:value-type="float">
            <text:p>0.012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1218" calcext:value-type="float">
            <text:p>0.0121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12264" calcext:value-type="float">
            <text:p>0.012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12348" calcext:value-type="float">
            <text:p>0.0123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2432" calcext:value-type="float">
            <text:p>0.012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2516" calcext:value-type="float">
            <text:p>0.0125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26" calcext:value-type="float">
            <text:p>0.01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2684" calcext:value-type="float">
            <text:p>0.0126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2768" calcext:value-type="float">
            <text:p>0.012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2852" calcext:value-type="float">
            <text:p>0.0128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2936" calcext:value-type="float">
            <text:p>0.012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02" calcext:value-type="float">
            <text:p>0.0130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104" calcext:value-type="float">
            <text:p>0.0131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188" calcext:value-type="float">
            <text:p>0.0131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272" calcext:value-type="float">
            <text:p>0.0132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356" calcext:value-type="float">
            <text:p>0.0133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44" calcext:value-type="float">
            <text:p>0.01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524" calcext:value-type="float">
            <text:p>0.0135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608" calcext:value-type="float">
            <text:p>0.013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692" calcext:value-type="float">
            <text:p>0.0136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776" calcext:value-type="float">
            <text:p>0.0137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386" calcext:value-type="float">
            <text:p>0.013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3944" calcext:value-type="float">
            <text:p>0.0139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4028" calcext:value-type="float">
            <text:p>0.0140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4112" calcext:value-type="float">
            <text:p>0.0141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4196" calcext:value-type="float">
            <text:p>0.0141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428" calcext:value-type="float">
            <text:p>0.014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4364" calcext:value-type="float">
            <text:p>0.0143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4448" calcext:value-type="float">
            <text:p>0.0144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4532" calcext:value-type="float">
            <text:p>0.0145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4616" calcext:value-type="float">
            <text:p>0.014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47" calcext:value-type="float">
            <text:p>0.014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4784" calcext:value-type="float">
            <text:p>0.0147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4868" calcext:value-type="float">
            <text:p>0.0148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4952" calcext:value-type="float">
            <text:p>0.014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036" calcext:value-type="float">
            <text:p>0.0150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12" calcext:value-type="float">
            <text:p>0.015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204" calcext:value-type="float">
            <text:p>0.0152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288" calcext:value-type="float">
            <text:p>0.015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372" calcext:value-type="float">
            <text:p>0.0153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456" calcext:value-type="float">
            <text:p>0.0154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54" calcext:value-type="float">
            <text:p>0.015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624" calcext:value-type="float">
            <text:p>0.015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708" calcext:value-type="float">
            <text:p>0.0157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792" calcext:value-type="float">
            <text:p>0.0157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876" calcext:value-type="float">
            <text:p>0.0158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96" calcext:value-type="float">
            <text:p>0.015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044" calcext:value-type="float">
            <text:p>0.0160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128" calcext:value-type="float">
            <text:p>0.0161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212" calcext:value-type="float">
            <text:p>0.0162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296" calcext:value-type="float">
            <text:p>0.0162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38" calcext:value-type="float">
            <text:p>0.016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464" calcext:value-type="float">
            <text:p>0.0164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548" calcext:value-type="float">
            <text:p>0.0165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632" calcext:value-type="float">
            <text:p>0.0166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716" calcext:value-type="float">
            <text:p>0.0167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8" calcext:value-type="float">
            <text:p>0.0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884" calcext:value-type="float">
            <text:p>0.0168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968" calcext:value-type="float">
            <text:p>0.0169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052" calcext:value-type="float">
            <text:p>0.0170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136" calcext:value-type="float">
            <text:p>0.0171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22" calcext:value-type="float">
            <text:p>0.017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304" calcext:value-type="float">
            <text:p>0.0173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388" calcext:value-type="float">
            <text:p>0.0173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472" calcext:value-type="float">
            <text:p>0.0174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556" calcext:value-type="float">
            <text:p>0.0175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64" calcext:value-type="float">
            <text:p>0.01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724" calcext:value-type="float">
            <text:p>0.0177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808" calcext:value-type="float">
            <text:p>0.0178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892" calcext:value-type="float">
            <text:p>0.0178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976" calcext:value-type="float">
            <text:p>0.0179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06" calcext:value-type="float">
            <text:p>0.018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144" calcext:value-type="float">
            <text:p>0.0181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228" calcext:value-type="float">
            <text:p>0.0182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312" calcext:value-type="float">
            <text:p>0.0183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396" calcext:value-type="float">
            <text:p>0.0183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48" calcext:value-type="float">
            <text:p>0.01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564" calcext:value-type="float">
            <text:p>0.0185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648" calcext:value-type="float">
            <text:p>0.0186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732" calcext:value-type="float">
            <text:p>0.0187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816" calcext:value-type="float">
            <text:p>0.0188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9" calcext:value-type="float">
            <text:p>0.0189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984" calcext:value-type="float">
            <text:p>0.0189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068" calcext:value-type="float">
            <text:p>0.0190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152" calcext:value-type="float">
            <text:p>0.019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236" calcext:value-type="float">
            <text:p>0.0192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32" calcext:value-type="float">
            <text:p>0.019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404" calcext:value-type="float">
            <text:p>0.0194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488" calcext:value-type="float">
            <text:p>0.019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572" calcext:value-type="float">
            <text:p>0.0195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656" calcext:value-type="float">
            <text:p>0.0196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74" calcext:value-type="float">
            <text:p>0.019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824" calcext:value-type="float">
            <text:p>0.0198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908" calcext:value-type="float">
            <text:p>0.0199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992" calcext:value-type="float">
            <text:p>0.0199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0076" calcext:value-type="float">
            <text:p>0.0200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2016" calcext:value-type="float">
            <text:p>0.020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20244" calcext:value-type="float">
            <text:p>0.0202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20328" calcext:value-type="float">
            <text:p>0.0203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20412" calcext:value-type="float">
            <text:p>0.0204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20496" calcext:value-type="float">
            <text:p>0.0204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2058" calcext:value-type="float">
            <text:p>0.0205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20664" calcext:value-type="float">
            <text:p>0.0206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20748" calcext:value-type="float">
            <text:p>0.0207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20832" calcext:value-type="float">
            <text:p>0.0208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20916" calcext:value-type="float">
            <text:p>0.0209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21084" calcext:value-type="float">
            <text:p>0.0210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21168" calcext:value-type="float">
            <text:p>0.0211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21252" calcext:value-type="float">
            <text:p>0.0212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21336" calcext:value-type="float">
            <text:p>0.0213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2142" calcext:value-type="float">
            <text:p>0.0214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21504" calcext:value-type="float">
            <text:p>0.0215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21588" calcext:value-type="float">
            <text:p>0.0215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21672" calcext:value-type="float">
            <text:p>0.0216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21756" calcext:value-type="float">
            <text:p>0.0217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2184" calcext:value-type="float">
            <text:p>0.021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21924" calcext:value-type="float">
            <text:p>0.0219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22008" calcext:value-type="float">
            <text:p>0.0220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22092" calcext:value-type="float">
            <text:p>0.0220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22176" calcext:value-type="float">
            <text:p>0.0221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2226" calcext:value-type="float">
            <text:p>0.022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22344" calcext:value-type="float">
            <text:p>0.022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22428" calcext:value-type="float">
            <text:p>0.0224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22512" calcext:value-type="float">
            <text:p>0.0225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2596" calcext:value-type="float">
            <text:p>0.0225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2268" calcext:value-type="float">
            <text:p>0.02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2764" calcext:value-type="float">
            <text:p>0.022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2848" calcext:value-type="float">
            <text:p>0.0228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2932" calcext:value-type="float">
            <text:p>0.0229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3016" calcext:value-type="float">
            <text:p>0.023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31" calcext:value-type="float">
            <text:p>0.023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3184" calcext:value-type="float">
            <text:p>0.023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3268" calcext:value-type="float">
            <text:p>0.023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3352" calcext:value-type="float">
            <text:p>0.023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3436" calcext:value-type="float">
            <text:p>0.0234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352" calcext:value-type="float">
            <text:p>0.02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3604" calcext:value-type="float">
            <text:p>0.0236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3688" calcext:value-type="float">
            <text:p>0.0236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3772" calcext:value-type="float">
            <text:p>0.023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3856" calcext:value-type="float">
            <text:p>0.023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394" calcext:value-type="float">
            <text:p>0.023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4024" calcext:value-type="float">
            <text:p>0.0240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4108" calcext:value-type="float">
            <text:p>0.0241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4192" calcext:value-type="float">
            <text:p>0.024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4276" calcext:value-type="float">
            <text:p>0.0242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436" calcext:value-type="float">
            <text:p>0.02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4444" calcext:value-type="float">
            <text:p>0.0244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4528" calcext:value-type="float">
            <text:p>0.0245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4612" calcext:value-type="float">
            <text:p>0.0246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4696" calcext:value-type="float">
            <text:p>0.024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478" calcext:value-type="float">
            <text:p>0.024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4864" calcext:value-type="float">
            <text:p>0.024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4948" calcext:value-type="float">
            <text:p>0.0249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5032" calcext:value-type="float">
            <text:p>0.025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5116" calcext:value-type="float">
            <text:p>0.0251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52" calcext:value-type="float">
            <text:p>0.02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5284" calcext:value-type="float">
            <text:p>0.0252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5368" calcext:value-type="float">
            <text:p>0.025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5452" calcext:value-type="float">
            <text:p>0.0254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5536" calcext:value-type="float">
            <text:p>0.025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562" calcext:value-type="float">
            <text:p>0.025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5704" calcext:value-type="float">
            <text:p>0.025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5788" calcext:value-type="float">
            <text:p>0.0257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5872" calcext:value-type="float">
            <text:p>0.025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5956" calcext:value-type="float">
            <text:p>0.0259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604" calcext:value-type="float">
            <text:p>0.026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6124" calcext:value-type="float">
            <text:p>0.0261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6208" calcext:value-type="float">
            <text:p>0.0262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6292" calcext:value-type="float">
            <text:p>0.0262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6376" calcext:value-type="float">
            <text:p>0.026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646" calcext:value-type="float">
            <text:p>0.026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6544" calcext:value-type="float">
            <text:p>0.026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6628" calcext:value-type="float">
            <text:p>0.0266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6712" calcext:value-type="float">
            <text:p>0.026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6796" calcext:value-type="float">
            <text:p>0.0267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688" calcext:value-type="float">
            <text:p>0.02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6964" calcext:value-type="float">
            <text:p>0.0269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7048" calcext:value-type="float">
            <text:p>0.027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7132" calcext:value-type="float">
            <text:p>0.0271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7216" calcext:value-type="float">
            <text:p>0.027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73" calcext:value-type="float">
            <text:p>0.027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7384" calcext:value-type="float">
            <text:p>0.027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7468" calcext:value-type="float">
            <text:p>0.0274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7552" calcext:value-type="float">
            <text:p>0.027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7636" calcext:value-type="float">
            <text:p>0.0276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772" calcext:value-type="float">
            <text:p>0.02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7804" calcext:value-type="float">
            <text:p>0.0278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7888" calcext:value-type="float">
            <text:p>0.027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7972" calcext:value-type="float">
            <text:p>0.0279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8056" calcext:value-type="float">
            <text:p>0.028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814" calcext:value-type="float">
            <text:p>0.028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8224" calcext:value-type="float">
            <text:p>0.028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8308" calcext:value-type="float">
            <text:p>0.0283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8392" calcext:value-type="float">
            <text:p>0.028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8476" calcext:value-type="float">
            <text:p>0.0284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856" calcext:value-type="float">
            <text:p>0.02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8644" calcext:value-type="float">
            <text:p>0.0286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8728" calcext:value-type="float">
            <text:p>0.028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8812" calcext:value-type="float">
            <text:p>0.0288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8896" calcext:value-type="float">
            <text:p>0.028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898" calcext:value-type="float">
            <text:p>0.028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9064" calcext:value-type="float">
            <text:p>0.0290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9148" calcext:value-type="float">
            <text:p>0.0291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9232" calcext:value-type="float">
            <text:p>0.029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9316" calcext:value-type="float">
            <text:p>0.0293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94" calcext:value-type="float">
            <text:p>0.02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9484" calcext:value-type="float">
            <text:p>0.0294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9568" calcext:value-type="float">
            <text:p>0.029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9652" calcext:value-type="float">
            <text:p>0.0296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9736" calcext:value-type="float">
            <text:p>0.029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2982" calcext:value-type="float">
            <text:p>0.029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9904" calcext:value-type="float">
            <text:p>0.029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29988" calcext:value-type="float">
            <text:p>0.0299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0072" calcext:value-type="float">
            <text:p>0.0300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30156" calcext:value-type="float">
            <text:p>0.0301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3024" calcext:value-type="float">
            <text:p>0.030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30324" calcext:value-type="float">
            <text:p>0.0303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30408" calcext:value-type="float">
            <text:p>0.0304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30492" calcext:value-type="float">
            <text:p>0.0304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30576" calcext:value-type="float">
            <text:p>0.0305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3066" calcext:value-type="float">
            <text:p>0.030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30744" calcext:value-type="float">
            <text:p>0.0307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30828" calcext:value-type="float">
            <text:p>0.0308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30912" calcext:value-type="float">
            <text:p>0.0309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30996" calcext:value-type="float">
            <text:p>0.0309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3108" calcext:value-type="float">
            <text:p>0.031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31164" calcext:value-type="float">
            <text:p>0.0311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31248" calcext:value-type="float">
            <text:p>0.0312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31332" calcext:value-type="float">
            <text:p>0.0313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31416" calcext:value-type="float">
            <text:p>0.0314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31668" calcext:value-type="float">
            <text:p>0.0316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31752" calcext:value-type="float">
            <text:p>0.0317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31836" calcext:value-type="float">
            <text:p>0.0318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3192" calcext:value-type="float">
            <text:p>0.031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32004" calcext:value-type="float">
            <text:p>0.0320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32088" calcext:value-type="float">
            <text:p>0.0320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32172" calcext:value-type="float">
            <text:p>0.0321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3234" calcext:value-type="float">
            <text:p>0.032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32424" calcext:value-type="float">
            <text:p>0.0324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32508" calcext:value-type="float">
            <text:p>0.0325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2592" calcext:value-type="float">
            <text:p>0.0325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2676" calcext:value-type="float">
            <text:p>0.0326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276" calcext:value-type="float">
            <text:p>0.032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2844" calcext:value-type="float">
            <text:p>0.0328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2928" calcext:value-type="float">
            <text:p>0.032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3012" calcext:value-type="float">
            <text:p>0.0330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3096" calcext:value-type="float">
            <text:p>0.033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318" calcext:value-type="float">
            <text:p>0.033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3264" calcext:value-type="float">
            <text:p>0.033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3348" calcext:value-type="float">
            <text:p>0.0333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3432" calcext:value-type="float">
            <text:p>0.0334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3516" calcext:value-type="float">
            <text:p>0.0335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36" calcext:value-type="float">
            <text:p>0.03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3684" calcext:value-type="float">
            <text:p>0.0336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3768" calcext:value-type="float">
            <text:p>0.033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3852" calcext:value-type="float">
            <text:p>0.0338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3936" calcext:value-type="float">
            <text:p>0.033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402" calcext:value-type="float">
            <text:p>0.034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4104" calcext:value-type="float">
            <text:p>0.034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4188" calcext:value-type="float">
            <text:p>0.0341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4272" calcext:value-type="float">
            <text:p>0.034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4356" calcext:value-type="float">
            <text:p>0.0343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444" calcext:value-type="float">
            <text:p>0.034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4524" calcext:value-type="float">
            <text:p>0.0345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4608" calcext:value-type="float">
            <text:p>0.034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4692" calcext:value-type="float">
            <text:p>0.0346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4776" calcext:value-type="float">
            <text:p>0.034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5028" calcext:value-type="float">
            <text:p>0.0350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5112" calcext:value-type="float">
            <text:p>0.0351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5196" calcext:value-type="float">
            <text:p>0.0351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528" calcext:value-type="float">
            <text:p>0.03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5364" calcext:value-type="float">
            <text:p>0.0353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5448" calcext:value-type="float">
            <text:p>0.0354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5532" calcext:value-type="float">
            <text:p>0.0355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5616" calcext:value-type="float">
            <text:p>0.035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57" calcext:value-type="float">
            <text:p>0.035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5784" calcext:value-type="float">
            <text:p>0.0357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5868" calcext:value-type="float">
            <text:p>0.0358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5952" calcext:value-type="float">
            <text:p>0.035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6036" calcext:value-type="float">
            <text:p>0.0360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612" calcext:value-type="float">
            <text:p>0.036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6204" calcext:value-type="float">
            <text:p>0.0362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6288" calcext:value-type="float">
            <text:p>0.036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6372" calcext:value-type="float">
            <text:p>0.0363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6456" calcext:value-type="float">
            <text:p>0.0364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654" calcext:value-type="float">
            <text:p>0.036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6624" calcext:value-type="float">
            <text:p>0.036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6708" calcext:value-type="float">
            <text:p>0.0367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6792" calcext:value-type="float">
            <text:p>0.0367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6876" calcext:value-type="float">
            <text:p>0.0368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696" calcext:value-type="float">
            <text:p>0.03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7044" calcext:value-type="float">
            <text:p>0.0370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7128" calcext:value-type="float">
            <text:p>0.0371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7212" calcext:value-type="float">
            <text:p>0.0372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7296" calcext:value-type="float">
            <text:p>0.0372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738" calcext:value-type="float">
            <text:p>0.037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7464" calcext:value-type="float">
            <text:p>0.0374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7548" calcext:value-type="float">
            <text:p>0.0375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7632" calcext:value-type="float">
            <text:p>0.0376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7716" calcext:value-type="float">
            <text:p>0.0377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78" calcext:value-type="float">
            <text:p>0.03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7884" calcext:value-type="float">
            <text:p>0.0378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7968" calcext:value-type="float">
            <text:p>0.0379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8052" calcext:value-type="float">
            <text:p>0.0380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8136" calcext:value-type="float">
            <text:p>0.0381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822" calcext:value-type="float">
            <text:p>0.038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8304" calcext:value-type="float">
            <text:p>0.0383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8388" calcext:value-type="float">
            <text:p>0.0383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8472" calcext:value-type="float">
            <text:p>0.0384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8556" calcext:value-type="float">
            <text:p>0.0385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864" calcext:value-type="float">
            <text:p>0.03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8724" calcext:value-type="float">
            <text:p>0.0387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8808" calcext:value-type="float">
            <text:p>0.0388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8892" calcext:value-type="float">
            <text:p>0.0388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8976" calcext:value-type="float">
            <text:p>0.0389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906" calcext:value-type="float">
            <text:p>0.039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9144" calcext:value-type="float">
            <text:p>0.0391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9228" calcext:value-type="float">
            <text:p>0.0392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9312" calcext:value-type="float">
            <text:p>0.0393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9396" calcext:value-type="float">
            <text:p>0.0393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948" calcext:value-type="float">
            <text:p>0.039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9564" calcext:value-type="float">
            <text:p>0.0395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39648" calcext:value-type="float">
            <text:p>0.0396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9732" calcext:value-type="float">
            <text:p>0.0397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9816" calcext:value-type="float">
            <text:p>0.0398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99" calcext:value-type="float">
            <text:p>0.039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39984" calcext:value-type="float">
            <text:p>0.0399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0068" calcext:value-type="float">
            <text:p>0.0400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40152" calcext:value-type="float">
            <text:p>0.0401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40236" calcext:value-type="float">
            <text:p>0.0402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4032" calcext:value-type="float">
            <text:p>0.040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0404" calcext:value-type="float">
            <text:p>0.0404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0488" calcext:value-type="float">
            <text:p>0.0404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0572" calcext:value-type="float">
            <text:p>0.0405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0656" calcext:value-type="float">
            <text:p>0.0406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4074" calcext:value-type="float">
            <text:p>0.0407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0824" calcext:value-type="float">
            <text:p>0.0408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0908" calcext:value-type="float">
            <text:p>0.0409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0992" calcext:value-type="float">
            <text:p>0.0409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1076" calcext:value-type="float">
            <text:p>0.0410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4116" calcext:value-type="float">
            <text:p>0.041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1244" calcext:value-type="float">
            <text:p>0.0412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1328" calcext:value-type="float">
            <text:p>0.0413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1412" calcext:value-type="float">
            <text:p>0.0414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1496" calcext:value-type="float">
            <text:p>0.0414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4158" calcext:value-type="float">
            <text:p>0.0415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1664" calcext:value-type="float">
            <text:p>0.0416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1748" calcext:value-type="float">
            <text:p>0.0417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1832" calcext:value-type="float">
            <text:p>0.0418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41916" calcext:value-type="float">
            <text:p>0.0419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42084" calcext:value-type="float">
            <text:p>0.042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42168" calcext:value-type="float">
            <text:p>0.042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42252" calcext:value-type="float">
            <text:p>0.0422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42336" calcext:value-type="float">
            <text:p>0.0423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4242" calcext:value-type="float">
            <text:p>0.042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42504" calcext:value-type="float">
            <text:p>0.042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2588" calcext:value-type="float">
            <text:p>0.042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2672" calcext:value-type="float">
            <text:p>0.042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2756" calcext:value-type="float">
            <text:p>0.0427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284" calcext:value-type="float">
            <text:p>0.042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2924" calcext:value-type="float">
            <text:p>0.0429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3008" calcext:value-type="float">
            <text:p>0.043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3092" calcext:value-type="float">
            <text:p>0.0430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3176" calcext:value-type="float">
            <text:p>0.043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326" calcext:value-type="float">
            <text:p>0.043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3344" calcext:value-type="float">
            <text:p>0.043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3428" calcext:value-type="float">
            <text:p>0.0434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3512" calcext:value-type="float">
            <text:p>0.0435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3596" calcext:value-type="float">
            <text:p>0.0435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368" calcext:value-type="float">
            <text:p>0.043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3764" calcext:value-type="float">
            <text:p>0.043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3848" calcext:value-type="float">
            <text:p>0.043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3932" calcext:value-type="float">
            <text:p>0.0439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4016" calcext:value-type="float">
            <text:p>0.044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41" calcext:value-type="float">
            <text:p>0.044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4184" calcext:value-type="float">
            <text:p>0.044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4268" calcext:value-type="float">
            <text:p>0.044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4352" calcext:value-type="float">
            <text:p>0.044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4436" calcext:value-type="float">
            <text:p>0.044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452" calcext:value-type="float">
            <text:p>0.044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4604" calcext:value-type="float">
            <text:p>0.0446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4688" calcext:value-type="float">
            <text:p>0.044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4772" calcext:value-type="float">
            <text:p>0.044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4856" calcext:value-type="float">
            <text:p>0.044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494" calcext:value-type="float">
            <text:p>0.044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5024" calcext:value-type="float">
            <text:p>0.045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5108" calcext:value-type="float">
            <text:p>0.0451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5192" calcext:value-type="float">
            <text:p>0.045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5276" calcext:value-type="float">
            <text:p>0.0452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536" calcext:value-type="float">
            <text:p>0.045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5444" calcext:value-type="float">
            <text:p>0.0454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5528" calcext:value-type="float">
            <text:p>0.045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5612" calcext:value-type="float">
            <text:p>0.0456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5696" calcext:value-type="float">
            <text:p>0.0456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578" calcext:value-type="float">
            <text:p>0.045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5864" calcext:value-type="float">
            <text:p>0.045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5948" calcext:value-type="float">
            <text:p>0.0459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6032" calcext:value-type="float">
            <text:p>0.0460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6116" calcext:value-type="float">
            <text:p>0.0461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62" calcext:value-type="float">
            <text:p>0.04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6284" calcext:value-type="float">
            <text:p>0.0462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6368" calcext:value-type="float">
            <text:p>0.046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6452" calcext:value-type="float">
            <text:p>0.0464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6536" calcext:value-type="float">
            <text:p>0.046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662" calcext:value-type="float">
            <text:p>0.046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6704" calcext:value-type="float">
            <text:p>0.046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6788" calcext:value-type="float">
            <text:p>0.0467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6872" calcext:value-type="float">
            <text:p>0.046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6956" calcext:value-type="float">
            <text:p>0.0469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704" calcext:value-type="float">
            <text:p>0.04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7124" calcext:value-type="float">
            <text:p>0.0471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7208" calcext:value-type="float">
            <text:p>0.0472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7292" calcext:value-type="float">
            <text:p>0.0472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7376" calcext:value-type="float">
            <text:p>0.0473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746" calcext:value-type="float">
            <text:p>0.047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7544" calcext:value-type="float">
            <text:p>0.047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7628" calcext:value-type="float">
            <text:p>0.0476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7712" calcext:value-type="float">
            <text:p>0.047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7796" calcext:value-type="float">
            <text:p>0.0477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788" calcext:value-type="float">
            <text:p>0.047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7964" calcext:value-type="float">
            <text:p>0.0479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8048" calcext:value-type="float">
            <text:p>0.048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8132" calcext:value-type="float">
            <text:p>0.0481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8216" calcext:value-type="float">
            <text:p>0.048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83" calcext:value-type="float">
            <text:p>0.048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8384" calcext:value-type="float">
            <text:p>0.048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8468" calcext:value-type="float">
            <text:p>0.0484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8552" calcext:value-type="float">
            <text:p>0.048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8636" calcext:value-type="float">
            <text:p>0.0486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872" calcext:value-type="float">
            <text:p>0.04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8804" calcext:value-type="float">
            <text:p>0.0488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8888" calcext:value-type="float">
            <text:p>0.048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8972" calcext:value-type="float">
            <text:p>0.0489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9056" calcext:value-type="float">
            <text:p>0.049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914" calcext:value-type="float">
            <text:p>0.049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9224" calcext:value-type="float">
            <text:p>0.049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9308" calcext:value-type="float">
            <text:p>0.0493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9392" calcext:value-type="float">
            <text:p>0.049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9476" calcext:value-type="float">
            <text:p>0.0494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956" calcext:value-type="float">
            <text:p>0.049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9644" calcext:value-type="float">
            <text:p>0.0496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9728" calcext:value-type="float">
            <text:p>0.049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9812" calcext:value-type="float">
            <text:p>0.0498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49896" calcext:value-type="float">
            <text:p>0.049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4998" calcext:value-type="float">
            <text:p>0.049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0064" calcext:value-type="float">
            <text:p>0.0500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50148" calcext:value-type="float">
            <text:p>0.0501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50232" calcext:value-type="float">
            <text:p>0.0502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50316" calcext:value-type="float">
            <text:p>0.0503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504" calcext:value-type="float">
            <text:p>0.05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50484" calcext:value-type="float">
            <text:p>0.0504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50568" calcext:value-type="float">
            <text:p>0.0505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50652" calcext:value-type="float">
            <text:p>0.0506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50736" calcext:value-type="float">
            <text:p>0.0507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5082" calcext:value-type="float">
            <text:p>0.050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50904" calcext:value-type="float">
            <text:p>0.0509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50988" calcext:value-type="float">
            <text:p>0.0509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51072" calcext:value-type="float">
            <text:p>0.0510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51156" calcext:value-type="float">
            <text:p>0.0511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5124" calcext:value-type="float">
            <text:p>0.051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51324" calcext:value-type="float">
            <text:p>0.0513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51408" calcext:value-type="float">
            <text:p>0.0514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51492" calcext:value-type="float">
            <text:p>0.0514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51576" calcext:value-type="float">
            <text:p>0.0515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5166" calcext:value-type="float">
            <text:p>0.051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51744" calcext:value-type="float">
            <text:p>0.0517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51828" calcext:value-type="float">
            <text:p>0.0518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51912" calcext:value-type="float">
            <text:p>0.0519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51996" calcext:value-type="float">
            <text:p>0.0519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5208" calcext:value-type="float">
            <text:p>0.05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52164" calcext:value-type="float">
            <text:p>0.0521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52248" calcext:value-type="float">
            <text:p>0.052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52332" calcext:value-type="float">
            <text:p>0.0523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52416" calcext:value-type="float">
            <text:p>0.0524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525" calcext:value-type="float">
            <text:p>0.0525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2584" calcext:value-type="float">
            <text:p>0.052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2668" calcext:value-type="float">
            <text:p>0.0526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2752" calcext:value-type="float">
            <text:p>0.052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2836" calcext:value-type="float">
            <text:p>0.0528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292" calcext:value-type="float">
            <text:p>0.052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3004" calcext:value-type="float">
            <text:p>0.0530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3088" calcext:value-type="float">
            <text:p>0.0530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3172" calcext:value-type="float">
            <text:p>0.0531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3256" calcext:value-type="float">
            <text:p>0.0532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334" calcext:value-type="float">
            <text:p>0.0533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3424" calcext:value-type="float">
            <text:p>0.053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3508" calcext:value-type="float">
            <text:p>0.0535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3592" calcext:value-type="float">
            <text:p>0.053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3676" calcext:value-type="float">
            <text:p>0.0536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376" calcext:value-type="float">
            <text:p>0.05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3844" calcext:value-type="float">
            <text:p>0.0538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3928" calcext:value-type="float">
            <text:p>0.053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4012" calcext:value-type="float">
            <text:p>0.0540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4096" calcext:value-type="float">
            <text:p>0.0540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418" calcext:value-type="float">
            <text:p>0.054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4264" calcext:value-type="float">
            <text:p>0.054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4348" calcext:value-type="float">
            <text:p>0.0543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4432" calcext:value-type="float">
            <text:p>0.0544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4516" calcext:value-type="float">
            <text:p>0.0545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46" calcext:value-type="float">
            <text:p>0.05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4684" calcext:value-type="float">
            <text:p>0.0546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4768" calcext:value-type="float">
            <text:p>0.0547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4852" calcext:value-type="float">
            <text:p>0.0548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4936" calcext:value-type="float">
            <text:p>0.0549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502" calcext:value-type="float">
            <text:p>0.055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5104" calcext:value-type="float">
            <text:p>0.055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5188" calcext:value-type="float">
            <text:p>0.0551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5272" calcext:value-type="float">
            <text:p>0.055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5356" calcext:value-type="float">
            <text:p>0.0553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544" calcext:value-type="float">
            <text:p>0.05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5524" calcext:value-type="float">
            <text:p>0.0555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5608" calcext:value-type="float">
            <text:p>0.055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5692" calcext:value-type="float">
            <text:p>0.0556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5776" calcext:value-type="float">
            <text:p>0.055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586" calcext:value-type="float">
            <text:p>0.055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5944" calcext:value-type="float">
            <text:p>0.0559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6028" calcext:value-type="float">
            <text:p>0.0560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6112" calcext:value-type="float">
            <text:p>0.0561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6196" calcext:value-type="float">
            <text:p>0.0561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628" calcext:value-type="float">
            <text:p>0.056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6364" calcext:value-type="float">
            <text:p>0.0563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6448" calcext:value-type="float">
            <text:p>0.0564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6532" calcext:value-type="float">
            <text:p>0.0565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6616" calcext:value-type="float">
            <text:p>0.056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67" calcext:value-type="float">
            <text:p>0.056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6784" calcext:value-type="float">
            <text:p>0.0567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6868" calcext:value-type="float">
            <text:p>0.0568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6952" calcext:value-type="float">
            <text:p>0.056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7036" calcext:value-type="float">
            <text:p>0.0570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712" calcext:value-type="float">
            <text:p>0.057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7204" calcext:value-type="float">
            <text:p>0.0572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7288" calcext:value-type="float">
            <text:p>0.057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7372" calcext:value-type="float">
            <text:p>0.0573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7456" calcext:value-type="float">
            <text:p>0.0574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754" calcext:value-type="float">
            <text:p>0.057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7624" calcext:value-type="float">
            <text:p>0.057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7708" calcext:value-type="float">
            <text:p>0.0577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7792" calcext:value-type="float">
            <text:p>0.0577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7876" calcext:value-type="float">
            <text:p>0.0578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796" calcext:value-type="float">
            <text:p>0.057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8044" calcext:value-type="float">
            <text:p>0.0580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8128" calcext:value-type="float">
            <text:p>0.0581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8212" calcext:value-type="float">
            <text:p>0.0582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8296" calcext:value-type="float">
            <text:p>0.0582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838" calcext:value-type="float">
            <text:p>0.058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8464" calcext:value-type="float">
            <text:p>0.0584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8548" calcext:value-type="float">
            <text:p>0.0585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8632" calcext:value-type="float">
            <text:p>0.0586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8716" calcext:value-type="float">
            <text:p>0.0587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88" calcext:value-type="float">
            <text:p>0.0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8884" calcext:value-type="float">
            <text:p>0.0588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8968" calcext:value-type="float">
            <text:p>0.0589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9052" calcext:value-type="float">
            <text:p>0.0590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9136" calcext:value-type="float">
            <text:p>0.0591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922" calcext:value-type="float">
            <text:p>0.0592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9304" calcext:value-type="float">
            <text:p>0.0593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9388" calcext:value-type="float">
            <text:p>0.0593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9472" calcext:value-type="float">
            <text:p>0.0594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9556" calcext:value-type="float">
            <text:p>0.0595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964" calcext:value-type="float">
            <text:p>0.059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9724" calcext:value-type="float">
            <text:p>0.0597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9808" calcext:value-type="float">
            <text:p>0.0598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59892" calcext:value-type="float">
            <text:p>0.0598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59976" calcext:value-type="float">
            <text:p>0.0599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006" calcext:value-type="float">
            <text:p>0.0600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60144" calcext:value-type="float">
            <text:p>0.0601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60228" calcext:value-type="float">
            <text:p>0.0602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60312" calcext:value-type="float">
            <text:p>0.0603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60396" calcext:value-type="float">
            <text:p>0.0603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6048" calcext:value-type="float">
            <text:p>0.060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60564" calcext:value-type="float">
            <text:p>0.0605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60648" calcext:value-type="float">
            <text:p>0.0606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60732" calcext:value-type="float">
            <text:p>0.0607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60816" calcext:value-type="float">
            <text:p>0.0608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609" calcext:value-type="float">
            <text:p>0.0609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60984" calcext:value-type="float">
            <text:p>0.0609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61068" calcext:value-type="float">
            <text:p>0.0610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61152" calcext:value-type="float">
            <text:p>0.0611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61236" calcext:value-type="float">
            <text:p>0.0612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6132" calcext:value-type="float">
            <text:p>0.061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61404" calcext:value-type="float">
            <text:p>0.0614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61488" calcext:value-type="float">
            <text:p>0.0614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61572" calcext:value-type="float">
            <text:p>0.0615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61656" calcext:value-type="float">
            <text:p>0.0616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6174" calcext:value-type="float">
            <text:p>0.0617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61824" calcext:value-type="float">
            <text:p>0.0618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61908" calcext:value-type="float">
            <text:p>0.0619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61992" calcext:value-type="float">
            <text:p>0.0619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62076" calcext:value-type="float">
            <text:p>0.0620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6216" calcext:value-type="float">
            <text:p>0.06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62244" calcext:value-type="float">
            <text:p>0.0622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62328" calcext:value-type="float">
            <text:p>0.062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62412" calcext:value-type="float">
            <text:p>0.0624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62496" calcext:value-type="float">
            <text:p>0.062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258" calcext:value-type="float">
            <text:p>0.0625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2664" calcext:value-type="float">
            <text:p>0.0626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2748" calcext:value-type="float">
            <text:p>0.0627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2832" calcext:value-type="float">
            <text:p>0.0628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2916" calcext:value-type="float">
            <text:p>0.0629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3084" calcext:value-type="float">
            <text:p>0.063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3168" calcext:value-type="float">
            <text:p>0.0631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3252" calcext:value-type="float">
            <text:p>0.0632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3336" calcext:value-type="float">
            <text:p>0.063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342" calcext:value-type="float">
            <text:p>0.063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3504" calcext:value-type="float">
            <text:p>0.063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3588" calcext:value-type="float">
            <text:p>0.0635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3672" calcext:value-type="float">
            <text:p>0.063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3756" calcext:value-type="float">
            <text:p>0.0637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384" calcext:value-type="float">
            <text:p>0.06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3924" calcext:value-type="float">
            <text:p>0.0639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4008" calcext:value-type="float">
            <text:p>0.064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4092" calcext:value-type="float">
            <text:p>0.0640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4176" calcext:value-type="float">
            <text:p>0.064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426" calcext:value-type="float">
            <text:p>0.064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4344" calcext:value-type="float">
            <text:p>0.064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4428" calcext:value-type="float">
            <text:p>0.0644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4512" calcext:value-type="float">
            <text:p>0.064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4596" calcext:value-type="float">
            <text:p>0.0645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468" calcext:value-type="float">
            <text:p>0.064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4764" calcext:value-type="float">
            <text:p>0.064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4848" calcext:value-type="float">
            <text:p>0.064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4932" calcext:value-type="float">
            <text:p>0.0649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5016" calcext:value-type="float">
            <text:p>0.065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51" calcext:value-type="float">
            <text:p>0.065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5184" calcext:value-type="float">
            <text:p>0.065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5268" calcext:value-type="float">
            <text:p>0.065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5352" calcext:value-type="float">
            <text:p>0.065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5436" calcext:value-type="float">
            <text:p>0.065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552" calcext:value-type="float">
            <text:p>0.065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5604" calcext:value-type="float">
            <text:p>0.0656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5688" calcext:value-type="float">
            <text:p>0.065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5772" calcext:value-type="float">
            <text:p>0.065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5856" calcext:value-type="float">
            <text:p>0.0658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594" calcext:value-type="float">
            <text:p>0.065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6024" calcext:value-type="float">
            <text:p>0.066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6108" calcext:value-type="float">
            <text:p>0.0661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6192" calcext:value-type="float">
            <text:p>0.066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6276" calcext:value-type="float">
            <text:p>0.0662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636" calcext:value-type="float">
            <text:p>0.066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6444" calcext:value-type="float">
            <text:p>0.0664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6528" calcext:value-type="float">
            <text:p>0.066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6612" calcext:value-type="float">
            <text:p>0.0666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6696" calcext:value-type="float">
            <text:p>0.066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678" calcext:value-type="float">
            <text:p>0.066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6864" calcext:value-type="float">
            <text:p>0.066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6948" calcext:value-type="float">
            <text:p>0.0669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7032" calcext:value-type="float">
            <text:p>0.067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7116" calcext:value-type="float">
            <text:p>0.0671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72" calcext:value-type="float">
            <text:p>0.0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7284" calcext:value-type="float">
            <text:p>0.0672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7368" calcext:value-type="float">
            <text:p>0.067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7452" calcext:value-type="float">
            <text:p>0.0674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7536" calcext:value-type="float">
            <text:p>0.067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762" calcext:value-type="float">
            <text:p>0.067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7704" calcext:value-type="float">
            <text:p>0.067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7788" calcext:value-type="float">
            <text:p>0.0677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7872" calcext:value-type="float">
            <text:p>0.067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7956" calcext:value-type="float">
            <text:p>0.0679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804" calcext:value-type="float">
            <text:p>0.068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8124" calcext:value-type="float">
            <text:p>0.0681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8208" calcext:value-type="float">
            <text:p>0.068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8292" calcext:value-type="float">
            <text:p>0.0682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8376" calcext:value-type="float">
            <text:p>0.0683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846" calcext:value-type="float">
            <text:p>0.068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8544" calcext:value-type="float">
            <text:p>0.068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8628" calcext:value-type="float">
            <text:p>0.0686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8712" calcext:value-type="float">
            <text:p>0.068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8796" calcext:value-type="float">
            <text:p>0.0687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888" calcext:value-type="float">
            <text:p>0.068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8964" calcext:value-type="float">
            <text:p>0.0689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9048" calcext:value-type="float">
            <text:p>0.069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9132" calcext:value-type="float">
            <text:p>0.0691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9216" calcext:value-type="float">
            <text:p>0.069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93" calcext:value-type="float">
            <text:p>0.069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9384" calcext:value-type="float">
            <text:p>0.069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9468" calcext:value-type="float">
            <text:p>0.0694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69552" calcext:value-type="float">
            <text:p>0.069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9636" calcext:value-type="float">
            <text:p>0.0696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972" calcext:value-type="float">
            <text:p>0.069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9804" calcext:value-type="float">
            <text:p>0.0698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9888" calcext:value-type="float">
            <text:p>0.069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69972" calcext:value-type="float">
            <text:p>0.0699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0056" calcext:value-type="float">
            <text:p>0.0700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7014" calcext:value-type="float">
            <text:p>0.0701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224" calcext:value-type="float">
            <text:p>0.0702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70308" calcext:value-type="float">
            <text:p>0.0703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70392" calcext:value-type="float">
            <text:p>0.0703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70476" calcext:value-type="float">
            <text:p>0.0704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7056" calcext:value-type="float">
            <text:p>0.070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70644" calcext:value-type="float">
            <text:p>0.0706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70728" calcext:value-type="float">
            <text:p>0.0707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70812" calcext:value-type="float">
            <text:p>0.0708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70896" calcext:value-type="float">
            <text:p>0.0708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7098" calcext:value-type="float">
            <text:p>0.0709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71064" calcext:value-type="float">
            <text:p>0.0710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71148" calcext:value-type="float">
            <text:p>0.0711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71232" calcext:value-type="float">
            <text:p>0.0712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71316" calcext:value-type="float">
            <text:p>0.0713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714" calcext:value-type="float">
            <text:p>0.071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71484" calcext:value-type="float">
            <text:p>0.0714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71568" calcext:value-type="float">
            <text:p>0.0715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71652" calcext:value-type="float">
            <text:p>0.0716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71736" calcext:value-type="float">
            <text:p>0.0717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7182" calcext:value-type="float">
            <text:p>0.0718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71904" calcext:value-type="float">
            <text:p>0.0719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71988" calcext:value-type="float">
            <text:p>0.0719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72072" calcext:value-type="float">
            <text:p>0.0720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72156" calcext:value-type="float">
            <text:p>0.0721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7224" calcext:value-type="float">
            <text:p>0.07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72324" calcext:value-type="float">
            <text:p>0.0723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72408" calcext:value-type="float">
            <text:p>0.0724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72492" calcext:value-type="float">
            <text:p>0.0724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72576" calcext:value-type="float">
            <text:p>0.072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266" calcext:value-type="float">
            <text:p>0.072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2744" calcext:value-type="float">
            <text:p>0.072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2828" calcext:value-type="float">
            <text:p>0.0728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2912" calcext:value-type="float">
            <text:p>0.072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2996" calcext:value-type="float">
            <text:p>0.0729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308" calcext:value-type="float">
            <text:p>0.073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3164" calcext:value-type="float">
            <text:p>0.0731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3248" calcext:value-type="float">
            <text:p>0.073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3332" calcext:value-type="float">
            <text:p>0.0733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3416" calcext:value-type="float">
            <text:p>0.0734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35" calcext:value-type="float">
            <text:p>0.073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3584" calcext:value-type="float">
            <text:p>0.0735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3668" calcext:value-type="float">
            <text:p>0.0736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3752" calcext:value-type="float">
            <text:p>0.0737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3836" calcext:value-type="float">
            <text:p>0.0738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392" calcext:value-type="float">
            <text:p>0.07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4004" calcext:value-type="float">
            <text:p>0.0740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4088" calcext:value-type="float">
            <text:p>0.074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4172" calcext:value-type="float">
            <text:p>0.0741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4256" calcext:value-type="float">
            <text:p>0.0742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434" calcext:value-type="float">
            <text:p>0.074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4424" calcext:value-type="float">
            <text:p>0.074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4508" calcext:value-type="float">
            <text:p>0.0745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4592" calcext:value-type="float">
            <text:p>0.0745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4676" calcext:value-type="float">
            <text:p>0.0746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476" calcext:value-type="float">
            <text:p>0.074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4844" calcext:value-type="float">
            <text:p>0.0748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4928" calcext:value-type="float">
            <text:p>0.074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5012" calcext:value-type="float">
            <text:p>0.0750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5096" calcext:value-type="float">
            <text:p>0.075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518" calcext:value-type="float">
            <text:p>0.0751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5264" calcext:value-type="float">
            <text:p>0.075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5348" calcext:value-type="float">
            <text:p>0.0753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5432" calcext:value-type="float">
            <text:p>0.075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5516" calcext:value-type="float">
            <text:p>0.0755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56" calcext:value-type="float">
            <text:p>0.07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5684" calcext:value-type="float">
            <text:p>0.0756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5768" calcext:value-type="float">
            <text:p>0.075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5852" calcext:value-type="float">
            <text:p>0.0758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5936" calcext:value-type="float">
            <text:p>0.0759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602" calcext:value-type="float">
            <text:p>0.076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6104" calcext:value-type="float">
            <text:p>0.076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6188" calcext:value-type="float">
            <text:p>0.0761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6272" calcext:value-type="float">
            <text:p>0.076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6356" calcext:value-type="float">
            <text:p>0.0763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644" calcext:value-type="float">
            <text:p>0.076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6524" calcext:value-type="float">
            <text:p>0.0765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6608" calcext:value-type="float">
            <text:p>0.0766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6692" calcext:value-type="float">
            <text:p>0.0766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6776" calcext:value-type="float">
            <text:p>0.076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686" calcext:value-type="float">
            <text:p>0.076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6944" calcext:value-type="float">
            <text:p>0.07694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7028" calcext:value-type="float">
            <text:p>0.0770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7112" calcext:value-type="float">
            <text:p>0.0771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7196" calcext:value-type="float">
            <text:p>0.0771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728" calcext:value-type="float">
            <text:p>0.077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7364" calcext:value-type="float">
            <text:p>0.0773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7448" calcext:value-type="float">
            <text:p>0.0774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7532" calcext:value-type="float">
            <text:p>0.0775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7616" calcext:value-type="float">
            <text:p>0.077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77" calcext:value-type="float">
            <text:p>0.077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7784" calcext:value-type="float">
            <text:p>0.0777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7868" calcext:value-type="float">
            <text:p>0.0778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7952" calcext:value-type="float">
            <text:p>0.077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8036" calcext:value-type="float">
            <text:p>0.0780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812" calcext:value-type="float">
            <text:p>0.078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8204" calcext:value-type="float">
            <text:p>0.0782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8288" calcext:value-type="float">
            <text:p>0.078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8372" calcext:value-type="float">
            <text:p>0.0783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8456" calcext:value-type="float">
            <text:p>0.0784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854" calcext:value-type="float">
            <text:p>0.0785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8624" calcext:value-type="float">
            <text:p>0.078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8708" calcext:value-type="float">
            <text:p>0.0787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8792" calcext:value-type="float">
            <text:p>0.0787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8876" calcext:value-type="float">
            <text:p>0.0788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896" calcext:value-type="float">
            <text:p>0.07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9044" calcext:value-type="float">
            <text:p>0.0790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9128" calcext:value-type="float">
            <text:p>0.0791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9212" calcext:value-type="float">
            <text:p>0.0792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9296" calcext:value-type="float">
            <text:p>0.0792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938" calcext:value-type="float">
            <text:p>0.079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9464" calcext:value-type="float">
            <text:p>0.0794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9548" calcext:value-type="float">
            <text:p>0.0795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9632" calcext:value-type="float">
            <text:p>0.0796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9716" calcext:value-type="float">
            <text:p>0.0797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98" calcext:value-type="float">
            <text:p>0.07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79884" calcext:value-type="float">
            <text:p>0.0798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79968" calcext:value-type="float">
            <text:p>0.0799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0052" calcext:value-type="float">
            <text:p>0.0800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80136" calcext:value-type="float">
            <text:p>0.0801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022" calcext:value-type="float">
            <text:p>0.0802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80304" calcext:value-type="float">
            <text:p>0.0803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80388" calcext:value-type="float">
            <text:p>0.0803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80472" calcext:value-type="float">
            <text:p>0.0804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80556" calcext:value-type="float">
            <text:p>0.0805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8064" calcext:value-type="float">
            <text:p>0.080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80724" calcext:value-type="float">
            <text:p>0.0807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80808" calcext:value-type="float">
            <text:p>0.0808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80892" calcext:value-type="float">
            <text:p>0.0808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80976" calcext:value-type="float">
            <text:p>0.0809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8106" calcext:value-type="float">
            <text:p>0.0810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81144" calcext:value-type="float">
            <text:p>0.0811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81228" calcext:value-type="float">
            <text:p>0.0812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81312" calcext:value-type="float">
            <text:p>0.0813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81396" calcext:value-type="float">
            <text:p>0.0813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8148" calcext:value-type="float">
            <text:p>0.081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81564" calcext:value-type="float">
            <text:p>0.0815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81648" calcext:value-type="float">
            <text:p>0.0816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81732" calcext:value-type="float">
            <text:p>0.0817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81816" calcext:value-type="float">
            <text:p>0.0818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819" calcext:value-type="float">
            <text:p>0.0819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81984" calcext:value-type="float">
            <text:p>0.0819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82068" calcext:value-type="float">
            <text:p>0.0820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82152" calcext:value-type="float">
            <text:p>0.082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82236" calcext:value-type="float">
            <text:p>0.0822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8232" calcext:value-type="float">
            <text:p>0.082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82404" calcext:value-type="float">
            <text:p>0.0824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82488" calcext:value-type="float">
            <text:p>0.0824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2572" calcext:value-type="float">
            <text:p>0.0825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2656" calcext:value-type="float">
            <text:p>0.0826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274" calcext:value-type="float">
            <text:p>0.082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2824" calcext:value-type="float">
            <text:p>0.0828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2908" calcext:value-type="float">
            <text:p>0.0829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2992" calcext:value-type="float">
            <text:p>0.0829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3076" calcext:value-type="float">
            <text:p>0.0830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316" calcext:value-type="float">
            <text:p>0.083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3244" calcext:value-type="float">
            <text:p>0.0832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3328" calcext:value-type="float">
            <text:p>0.083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3412" calcext:value-type="float">
            <text:p>0.0834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3496" calcext:value-type="float">
            <text:p>0.083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358" calcext:value-type="float">
            <text:p>0.0835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3664" calcext:value-type="float">
            <text:p>0.0836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3748" calcext:value-type="float">
            <text:p>0.0837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3832" calcext:value-type="float">
            <text:p>0.0838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3916" calcext:value-type="float">
            <text:p>0.0839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4084" calcext:value-type="float">
            <text:p>0.084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4168" calcext:value-type="float">
            <text:p>0.084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4252" calcext:value-type="float">
            <text:p>0.0842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4336" calcext:value-type="float">
            <text:p>0.084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442" calcext:value-type="float">
            <text:p>0.084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4504" calcext:value-type="float">
            <text:p>0.084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4588" calcext:value-type="float">
            <text:p>0.084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4672" calcext:value-type="float">
            <text:p>0.0846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4756" calcext:value-type="float">
            <text:p>0.0847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484" calcext:value-type="float">
            <text:p>0.084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4924" calcext:value-type="float">
            <text:p>0.0849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5008" calcext:value-type="float">
            <text:p>0.0850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5092" calcext:value-type="float">
            <text:p>0.0850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5176" calcext:value-type="float">
            <text:p>0.085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526" calcext:value-type="float">
            <text:p>0.085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5344" calcext:value-type="float">
            <text:p>0.085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5428" calcext:value-type="float">
            <text:p>0.0854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5512" calcext:value-type="float">
            <text:p>0.085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5596" calcext:value-type="float">
            <text:p>0.0855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568" calcext:value-type="float">
            <text:p>0.08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5764" calcext:value-type="float">
            <text:p>0.085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5848" calcext:value-type="float">
            <text:p>0.0858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5932" calcext:value-type="float">
            <text:p>0.0859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6016" calcext:value-type="float">
            <text:p>0.086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61" calcext:value-type="float">
            <text:p>0.086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6184" calcext:value-type="float">
            <text:p>0.086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6268" calcext:value-type="float">
            <text:p>0.086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6352" calcext:value-type="float">
            <text:p>0.086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6436" calcext:value-type="float">
            <text:p>0.0864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652" calcext:value-type="float">
            <text:p>0.086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6604" calcext:value-type="float">
            <text:p>0.0866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6688" calcext:value-type="float">
            <text:p>0.086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6772" calcext:value-type="float">
            <text:p>0.086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6856" calcext:value-type="float">
            <text:p>0.0868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694" calcext:value-type="float">
            <text:p>0.086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7024" calcext:value-type="float">
            <text:p>0.0870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7108" calcext:value-type="float">
            <text:p>0.0871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7192" calcext:value-type="float">
            <text:p>0.087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7276" calcext:value-type="float">
            <text:p>0.0872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736" calcext:value-type="float">
            <text:p>0.08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7444" calcext:value-type="float">
            <text:p>0.0874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7528" calcext:value-type="float">
            <text:p>0.0875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7612" calcext:value-type="float">
            <text:p>0.0876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7696" calcext:value-type="float">
            <text:p>0.0876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778" calcext:value-type="float">
            <text:p>0.087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7864" calcext:value-type="float">
            <text:p>0.0878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7948" calcext:value-type="float">
            <text:p>0.0879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8032" calcext:value-type="float">
            <text:p>0.088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8116" calcext:value-type="float">
            <text:p>0.0881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82" calcext:value-type="float">
            <text:p>0.08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8284" calcext:value-type="float">
            <text:p>0.0882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8368" calcext:value-type="float">
            <text:p>0.088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8452" calcext:value-type="float">
            <text:p>0.0884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8536" calcext:value-type="float">
            <text:p>0.0885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862" calcext:value-type="float">
            <text:p>0.088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8704" calcext:value-type="float">
            <text:p>0.0887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8788" calcext:value-type="float">
            <text:p>0.0887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8872" calcext:value-type="float">
            <text:p>0.088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8956" calcext:value-type="float">
            <text:p>0.0889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904" calcext:value-type="float">
            <text:p>0.08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9124" calcext:value-type="float">
            <text:p>0.0891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9208" calcext:value-type="float">
            <text:p>0.089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9292" calcext:value-type="float">
            <text:p>0.0892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9376" calcext:value-type="float">
            <text:p>0.0893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946" calcext:value-type="float">
            <text:p>0.089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9544" calcext:value-type="float">
            <text:p>0.089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9628" calcext:value-type="float">
            <text:p>0.0896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9712" calcext:value-type="float">
            <text:p>0.0897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89796" calcext:value-type="float">
            <text:p>0.0897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988" calcext:value-type="float">
            <text:p>0.089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89964" calcext:value-type="float">
            <text:p>0.0899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0048" calcext:value-type="float">
            <text:p>0.09004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90132" calcext:value-type="float">
            <text:p>0.0901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90216" calcext:value-type="float">
            <text:p>0.0902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903" calcext:value-type="float">
            <text:p>0.0903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90384" calcext:value-type="float">
            <text:p>0.0903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90468" calcext:value-type="float">
            <text:p>0.0904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90552" calcext:value-type="float">
            <text:p>0.0905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90636" calcext:value-type="float">
            <text:p>0.0906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9072" calcext:value-type="float">
            <text:p>0.090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90804" calcext:value-type="float">
            <text:p>0.0908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90888" calcext:value-type="float">
            <text:p>0.0908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90972" calcext:value-type="float">
            <text:p>0.0909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91056" calcext:value-type="float">
            <text:p>0.0910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9114" calcext:value-type="float">
            <text:p>0.0911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91224" calcext:value-type="float">
            <text:p>0.0912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91308" calcext:value-type="float">
            <text:p>0.0913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91392" calcext:value-type="float">
            <text:p>0.0913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91476" calcext:value-type="float">
            <text:p>0.0914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9156" calcext:value-type="float">
            <text:p>0.091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91644" calcext:value-type="float">
            <text:p>0.0916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91728" calcext:value-type="float">
            <text:p>0.0917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91812" calcext:value-type="float">
            <text:p>0.0918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91896" calcext:value-type="float">
            <text:p>0.0918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9198" calcext:value-type="float">
            <text:p>0.0919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92064" calcext:value-type="float">
            <text:p>0.0920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92148" calcext:value-type="float">
            <text:p>0.0921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92232" calcext:value-type="float">
            <text:p>0.0922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92316" calcext:value-type="float">
            <text:p>0.0923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924" calcext:value-type="float">
            <text:p>0.09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92484" calcext:value-type="float">
            <text:p>0.0924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92568" calcext:value-type="float">
            <text:p>0.092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2652" calcext:value-type="float">
            <text:p>0.0926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2736" calcext:value-type="float">
            <text:p>0.0927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282" calcext:value-type="float">
            <text:p>0.092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2904" calcext:value-type="float">
            <text:p>0.092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2988" calcext:value-type="float">
            <text:p>0.0929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3072" calcext:value-type="float">
            <text:p>0.0930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3156" calcext:value-type="float">
            <text:p>0.0931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324" calcext:value-type="float">
            <text:p>0.093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3324" calcext:value-type="float">
            <text:p>0.0933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3408" calcext:value-type="float">
            <text:p>0.093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3492" calcext:value-type="float">
            <text:p>0.0934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3576" calcext:value-type="float">
            <text:p>0.0935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366" calcext:value-type="float">
            <text:p>0.093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3744" calcext:value-type="float">
            <text:p>0.093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3828" calcext:value-type="float">
            <text:p>0.0938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3912" calcext:value-type="float">
            <text:p>0.0939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3996" calcext:value-type="float">
            <text:p>0.0939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408" calcext:value-type="float">
            <text:p>0.09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4164" calcext:value-type="float">
            <text:p>0.0941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4248" calcext:value-type="float">
            <text:p>0.094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4332" calcext:value-type="float">
            <text:p>0.0943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4416" calcext:value-type="float">
            <text:p>0.094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45" calcext:value-type="float">
            <text:p>0.094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4584" calcext:value-type="float">
            <text:p>0.0945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4668" calcext:value-type="float">
            <text:p>0.0946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4752" calcext:value-type="float">
            <text:p>0.094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4836" calcext:value-type="float">
            <text:p>0.0948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492" calcext:value-type="float">
            <text:p>0.094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5004" calcext:value-type="float">
            <text:p>0.0950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5088" calcext:value-type="float">
            <text:p>0.095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5172" calcext:value-type="float">
            <text:p>0.0951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5256" calcext:value-type="float">
            <text:p>0.0952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534" calcext:value-type="float">
            <text:p>0.095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5424" calcext:value-type="float">
            <text:p>0.095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5508" calcext:value-type="float">
            <text:p>0.0955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5592" calcext:value-type="float">
            <text:p>0.095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5676" calcext:value-type="float">
            <text:p>0.0956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576" calcext:value-type="float">
            <text:p>0.09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5844" calcext:value-type="float">
            <text:p>0.0958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5928" calcext:value-type="float">
            <text:p>0.095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6012" calcext:value-type="float">
            <text:p>0.0960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6096" calcext:value-type="float">
            <text:p>0.0960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618" calcext:value-type="float">
            <text:p>0.096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6264" calcext:value-type="float">
            <text:p>0.096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6348" calcext:value-type="float">
            <text:p>0.0963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6432" calcext:value-type="float">
            <text:p>0.0964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6516" calcext:value-type="float">
            <text:p>0.0965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66" calcext:value-type="float">
            <text:p>0.09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6684" calcext:value-type="float">
            <text:p>0.0966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6768" calcext:value-type="float">
            <text:p>0.0967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6852" calcext:value-type="float">
            <text:p>0.0968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6936" calcext:value-type="float">
            <text:p>0.096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702" calcext:value-type="float">
            <text:p>0.0970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7104" calcext:value-type="float">
            <text:p>0.097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7188" calcext:value-type="float">
            <text:p>0.0971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7272" calcext:value-type="float">
            <text:p>0.097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7356" calcext:value-type="float">
            <text:p>0.0973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744" calcext:value-type="float">
            <text:p>0.09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7524" calcext:value-type="float">
            <text:p>0.0975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7608" calcext:value-type="float">
            <text:p>0.097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7692" calcext:value-type="float">
            <text:p>0.0976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7776" calcext:value-type="float">
            <text:p>0.097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786" calcext:value-type="float">
            <text:p>0.0978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7944" calcext:value-type="float">
            <text:p>0.0979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8028" calcext:value-type="float">
            <text:p>0.0980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8112" calcext:value-type="float">
            <text:p>0.0981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8196" calcext:value-type="float">
            <text:p>0.0981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828" calcext:value-type="float">
            <text:p>0.098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8364" calcext:value-type="float">
            <text:p>0.0983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8448" calcext:value-type="float">
            <text:p>0.0984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8532" calcext:value-type="float">
            <text:p>0.0985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8616" calcext:value-type="float">
            <text:p>0.098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87" calcext:value-type="float">
            <text:p>0.098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8784" calcext:value-type="float">
            <text:p>0.0987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8868" calcext:value-type="float">
            <text:p>0.0988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8952" calcext:value-type="float">
            <text:p>0.098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9036" calcext:value-type="float">
            <text:p>0.0990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912" calcext:value-type="float">
            <text:p>0.09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9204" calcext:value-type="float">
            <text:p>0.0992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9288" calcext:value-type="float">
            <text:p>0.099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9372" calcext:value-type="float">
            <text:p>0.0993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9456" calcext:value-type="float">
            <text:p>0.0994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954" calcext:value-type="float">
            <text:p>0.099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9624" calcext:value-type="float">
            <text:p>0.0996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99708" calcext:value-type="float">
            <text:p>0.0997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9792" calcext:value-type="float">
            <text:p>0.0997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99876" calcext:value-type="float">
            <text:p>0.0998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09:58.857449247</dc:date>
    <meta:editing-duration>PT1M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12cm" svg:height="15.706cm" xlink:href=".." xlink:type="simple" chart:class="chart:scatter" chart:style-name="ch1">
        <chart:title svg:x="8.45cm" svg:y="0.45cm" chart:style-name="ch2">
          <text:p>First Order OP Amp Circuit</text:p>
        </chart:title>
        <chart:legend chart:legend-position="end" svg:x="20.38cm" svg:y="7.305cm" style:legend-expansion="high" chart:style-name="ch3"/>
        <chart:plot-area chart:style-name="ch4" table:cell-range-address="opAmp20Duty100Hz.A1:opAmp20Duty100Hz.C1191" chart:data-source-has-labels="row" svg:x="1.459cm" svg:y="1.543cm" svg:width="18.473cm" svg:height="12.868cm">
          <chartooo:coordinate-region svg:x="2.292cm" svg:y="1.742cm" svg:width="17.309cm" svg:height="12.47cm"/>
          <chart:axis chart:dimension="x" chart:name="primary-x" chart:style-name="ch5">
            <chart:title svg:x="10.069cm" svg:y="14.725cm" chart:style-name="ch6">
              <text:p>Time (s)</text:p>
            </chart:title>
          </chart:axis>
          <chart:axis chart:dimension="y" chart:name="primary-y" chart:style-name="ch5">
            <chart:title svg:x="0.451cm" svg:y="8.828cm" chart:style-name="ch7">
              <text:p>Voltage (V)</text:p>
            </chart:title>
            <chart:grid chart:style-name="ch8" chart:class="major"/>
          </chart:axis>
          <chart:series chart:style-name="ch9" chart:values-cell-range-address="opAmp20Duty100Hz.B2:opAmp20Duty100Hz.B1191" chart:label-cell-address="opAmp20Duty100Hz.B1:opAmp20Duty100Hz.B1" chart:class="chart:scatter">
            <chart:domain table:cell-range-address="opAmp20Duty100Hz.A2:opAmp20Duty100Hz.A1191"/>
            <chart:data-point chart:repeated="1190"/>
          </chart:series>
          <chart:series chart:style-name="ch10" chart:values-cell-range-address="opAmp20Duty100Hz.C2:opAmp20Duty100Hz.C1191" chart:label-cell-address="opAmp20Duty100Hz.C1:opAmp20Duty100Hz.C1" chart:class="chart:scatter">
            <chart:data-point chart:repeated="11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opAmp20Duty100Hz.B1:opAmp20Duty100Hz.B1</svg:desc>
                </draw:g>
              </table:table-cell>
              <table:table-cell office:value-type="string">
                <text:p>Vout</text:p>
                <draw:g>
                  <svg:desc>opAmp20Duty100Hz.C1:opAmp20Duty100Hz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pAmp20Duty100Hz.A2:opAmp20Duty100Hz.A1191</svg:desc>
                </draw:g>
              </table:table-cell>
              <table:table-cell office:value-type="float" office:value="-0.474371859">
                <text:p>-0.474371859</text:p>
                <draw:g>
                  <svg:desc>opAmp20Duty100Hz.B2:opAmp20Duty100Hz.B1191</svg:desc>
                </draw:g>
              </table:table-cell>
              <table:table-cell office:value-type="float" office:value="0.466331658">
                <text:p>0.466331658</text:p>
                <draw:g>
                  <svg:desc>opAmp20Duty100Hz.C2:opAmp20Duty100Hz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84">
                <text:p>0.0000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68">
                <text:p>0.0001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52">
                <text:p>0.0002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36">
                <text:p>0.0003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42">
                <text:p>0.0004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504">
                <text:p>0.0005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88">
                <text:p>0.0005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72">
                <text:p>0.0006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56">
                <text:p>0.0007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4">
                <text:p>0.000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924">
                <text:p>0.0009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008">
                <text:p>0.0010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092">
                <text:p>0.0010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76">
                <text:p>0.0011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26">
                <text:p>0.0012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344">
                <text:p>0.0013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428">
                <text:p>0.0014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512">
                <text:p>0.0015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596">
                <text:p>0.0015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68">
                <text:p>0.001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764">
                <text:p>0.0017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848">
                <text:p>0.0018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932">
                <text:p>0.0019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016">
                <text:p>0.002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1">
                <text:p>0.002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184">
                <text:p>0.0021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268">
                <text:p>0.002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352">
                <text:p>0.002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436">
                <text:p>0.002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52">
                <text:p>0.002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604">
                <text:p>0.0026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688">
                <text:p>0.0026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772">
                <text:p>0.002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856">
                <text:p>0.002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94">
                <text:p>0.002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024">
                <text:p>0.0030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108">
                <text:p>0.0031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192">
                <text:p>0.003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276">
                <text:p>0.0032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36">
                <text:p>0.00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444">
                <text:p>0.0034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528">
                <text:p>0.0035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612">
                <text:p>0.0036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696">
                <text:p>0.003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78">
                <text:p>0.003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864">
                <text:p>0.003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3948">
                <text:p>0.0039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032">
                <text:p>0.004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116">
                <text:p>0.0041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42">
                <text:p>0.0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4284">
                <text:p>0.0042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368">
                <text:p>0.004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4452">
                <text:p>0.0044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536">
                <text:p>0.004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462">
                <text:p>0.004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4704">
                <text:p>0.004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788">
                <text:p>0.0047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872">
                <text:p>0.004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4956">
                <text:p>0.0049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504">
                <text:p>0.00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5124">
                <text:p>0.0051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5208">
                <text:p>0.0052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292">
                <text:p>0.0052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5376">
                <text:p>0.0053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546">
                <text:p>0.005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5544">
                <text:p>0.0055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5628">
                <text:p>0.0056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5712">
                <text:p>0.005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5796">
                <text:p>0.0057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588">
                <text:p>0.00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964">
                <text:p>0.0059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6048">
                <text:p>0.006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6132">
                <text:p>0.0061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6216">
                <text:p>0.0062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63">
                <text:p>0.006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6384">
                <text:p>0.006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6468">
                <text:p>0.0064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6552">
                <text:p>0.006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6636">
                <text:p>0.0066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672">
                <text:p>0.00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6804">
                <text:p>0.0068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6888">
                <text:p>0.006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6972">
                <text:p>0.0069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7056">
                <text:p>0.0070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714">
                <text:p>0.007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7224">
                <text:p>0.007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7308">
                <text:p>0.0073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7392">
                <text:p>0.007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7476">
                <text:p>0.0074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756">
                <text:p>0.007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7644">
                <text:p>0.0076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7728">
                <text:p>0.007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7812">
                <text:p>0.0078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7896">
                <text:p>0.007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798">
                <text:p>0.007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8064">
                <text:p>0.008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8148">
                <text:p>0.0081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8232">
                <text:p>0.0082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8316">
                <text:p>0.0083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84">
                <text:p>0.00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8484">
                <text:p>0.0084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8568">
                <text:p>0.008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8652">
                <text:p>0.0086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8736">
                <text:p>0.008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882">
                <text:p>0.008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8904">
                <text:p>0.008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8988">
                <text:p>0.0089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9072">
                <text:p>0.0090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9156">
                <text:p>0.0091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924">
                <text:p>0.009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9324">
                <text:p>0.0093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9408">
                <text:p>0.009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9492">
                <text:p>0.0094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9576">
                <text:p>0.009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966">
                <text:p>0.009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9744">
                <text:p>0.009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9828">
                <text:p>0.0098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9912">
                <text:p>0.0099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9996">
                <text:p>0.0099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008">
                <text:p>0.010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0164">
                <text:p>0.0101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0248">
                <text:p>0.0102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0332">
                <text:p>0.0103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0416">
                <text:p>0.0104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05">
                <text:p>0.010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0584">
                <text:p>0.0105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0668">
                <text:p>0.0106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0752">
                <text:p>0.0107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0836">
                <text:p>0.0108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092">
                <text:p>0.010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1004">
                <text:p>0.0110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1088">
                <text:p>0.0110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1172">
                <text:p>0.0111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1256">
                <text:p>0.0112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134">
                <text:p>0.011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1424">
                <text:p>0.0114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1508">
                <text:p>0.0115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1592">
                <text:p>0.0115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1676">
                <text:p>0.0116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176">
                <text:p>0.011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1844">
                <text:p>0.0118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1928">
                <text:p>0.0119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2012">
                <text:p>0.0120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265326633">
                <text:p>-0.2653266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2096">
                <text:p>0.012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218">
                <text:p>0.0121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2264">
                <text:p>0.012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2348">
                <text:p>0.0123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2432">
                <text:p>0.012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2516">
                <text:p>0.0125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26">
                <text:p>0.01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2684">
                <text:p>0.0126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2768">
                <text:p>0.012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2852">
                <text:p>0.0128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2936">
                <text:p>0.012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302">
                <text:p>0.0130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3104">
                <text:p>0.0131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3188">
                <text:p>0.0131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3272">
                <text:p>0.0132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3356">
                <text:p>0.0133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344">
                <text:p>0.01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3524">
                <text:p>0.0135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3608">
                <text:p>0.013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692">
                <text:p>0.0136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3776">
                <text:p>0.0137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386">
                <text:p>0.013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3944">
                <text:p>0.0139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4028">
                <text:p>0.0140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4112">
                <text:p>0.0141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4196">
                <text:p>0.0141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428">
                <text:p>0.014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4364">
                <text:p>0.0143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4448">
                <text:p>0.0144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4532">
                <text:p>0.0145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4616">
                <text:p>0.014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47">
                <text:p>0.014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4784">
                <text:p>0.0147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4868">
                <text:p>0.0148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4952">
                <text:p>0.014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5036">
                <text:p>0.0150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512">
                <text:p>0.015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5204">
                <text:p>0.0152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5288">
                <text:p>0.015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5372">
                <text:p>0.0153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5456">
                <text:p>0.0154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554">
                <text:p>0.015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5624">
                <text:p>0.015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5708">
                <text:p>0.0157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5792">
                <text:p>0.0157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5876">
                <text:p>0.0158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596">
                <text:p>0.015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6044">
                <text:p>0.0160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6128">
                <text:p>0.0161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6212">
                <text:p>0.0162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6296">
                <text:p>0.0162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638">
                <text:p>0.016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6464">
                <text:p>0.0164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6548">
                <text:p>0.0165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6632">
                <text:p>0.0166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6716">
                <text:p>0.0167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68">
                <text:p>0.0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6884">
                <text:p>0.0168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6968">
                <text:p>0.0169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7052">
                <text:p>0.0170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7136">
                <text:p>0.0171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722">
                <text:p>0.017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7304">
                <text:p>0.0173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7388">
                <text:p>0.0173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7472">
                <text:p>0.0174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7556">
                <text:p>0.0175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764">
                <text:p>0.01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7724">
                <text:p>0.0177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7808">
                <text:p>0.0178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7892">
                <text:p>0.0178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7976">
                <text:p>0.0179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806">
                <text:p>0.018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8144">
                <text:p>0.0181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8228">
                <text:p>0.0182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8312">
                <text:p>0.0183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8396">
                <text:p>0.0183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848">
                <text:p>0.01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8564">
                <text:p>0.0185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8648">
                <text:p>0.0186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8732">
                <text:p>0.0187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8816">
                <text:p>0.0188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89">
                <text:p>0.0189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8984">
                <text:p>0.0189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9068">
                <text:p>0.0190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9152">
                <text:p>0.019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9236">
                <text:p>0.0192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932">
                <text:p>0.019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9404">
                <text:p>0.0194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9488">
                <text:p>0.019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9572">
                <text:p>0.0195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9656">
                <text:p>0.0196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974">
                <text:p>0.019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9824">
                <text:p>0.0198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9908">
                <text:p>0.0199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9992">
                <text:p>0.0199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0076">
                <text:p>0.0200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016">
                <text:p>0.020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0244">
                <text:p>0.0202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0328">
                <text:p>0.0203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0412">
                <text:p>0.0204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0496">
                <text:p>0.0204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058">
                <text:p>0.0205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0664">
                <text:p>0.0206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0748">
                <text:p>0.0207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0832">
                <text:p>0.0208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0916">
                <text:p>0.0209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1">
                <text:p>0.021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1084">
                <text:p>0.0210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1168">
                <text:p>0.0211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1252">
                <text:p>0.0212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1336">
                <text:p>0.0213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142">
                <text:p>0.0214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1504">
                <text:p>0.0215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1588">
                <text:p>0.0215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1672">
                <text:p>0.0216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1756">
                <text:p>0.0217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184">
                <text:p>0.021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1924">
                <text:p>0.0219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2008">
                <text:p>0.0220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2092">
                <text:p>0.0220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2176">
                <text:p>0.0221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226">
                <text:p>0.022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2344">
                <text:p>0.022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2428">
                <text:p>0.0224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2512">
                <text:p>0.0225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2596">
                <text:p>0.0225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268">
                <text:p>0.02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2764">
                <text:p>0.022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2848">
                <text:p>0.0228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2932">
                <text:p>0.0229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3016">
                <text:p>0.023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31">
                <text:p>0.023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3184">
                <text:p>0.023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3268">
                <text:p>0.023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3352">
                <text:p>0.023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3436">
                <text:p>0.0234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352">
                <text:p>0.02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3604">
                <text:p>0.0236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3688">
                <text:p>0.0236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3772">
                <text:p>0.023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3856">
                <text:p>0.023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394">
                <text:p>0.023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4024">
                <text:p>0.0240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4108">
                <text:p>0.0241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4192">
                <text:p>0.024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4276">
                <text:p>0.0242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436">
                <text:p>0.02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4444">
                <text:p>0.0244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4528">
                <text:p>0.0245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4612">
                <text:p>0.0246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4696">
                <text:p>0.024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478">
                <text:p>0.024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4864">
                <text:p>0.024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4948">
                <text:p>0.0249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5032">
                <text:p>0.025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5116">
                <text:p>0.0251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52">
                <text:p>0.02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5284">
                <text:p>0.0252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5368">
                <text:p>0.025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5452">
                <text:p>0.0254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5536">
                <text:p>0.025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562">
                <text:p>0.025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5704">
                <text:p>0.025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5788">
                <text:p>0.0257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5872">
                <text:p>0.025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5956">
                <text:p>0.0259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604">
                <text:p>0.026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6124">
                <text:p>0.0261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6208">
                <text:p>0.0262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6292">
                <text:p>0.0262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6376">
                <text:p>0.026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646">
                <text:p>0.026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6544">
                <text:p>0.026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6628">
                <text:p>0.0266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6712">
                <text:p>0.026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6796">
                <text:p>0.0267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688">
                <text:p>0.02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6964">
                <text:p>0.0269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7048">
                <text:p>0.027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7132">
                <text:p>0.0271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7216">
                <text:p>0.027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73">
                <text:p>0.027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7384">
                <text:p>0.027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7468">
                <text:p>0.0274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7552">
                <text:p>0.027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7636">
                <text:p>0.0276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772">
                <text:p>0.02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7804">
                <text:p>0.0278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7888">
                <text:p>0.027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7972">
                <text:p>0.0279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8056">
                <text:p>0.028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814">
                <text:p>0.028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8224">
                <text:p>0.028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8308">
                <text:p>0.0283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8392">
                <text:p>0.028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8476">
                <text:p>0.0284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856">
                <text:p>0.02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8644">
                <text:p>0.0286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8728">
                <text:p>0.028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8812">
                <text:p>0.0288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8896">
                <text:p>0.028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898">
                <text:p>0.028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9064">
                <text:p>0.0290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9148">
                <text:p>0.0291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9232">
                <text:p>0.029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9316">
                <text:p>0.0293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94">
                <text:p>0.02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9484">
                <text:p>0.0294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9568">
                <text:p>0.029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9652">
                <text:p>0.0296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9736">
                <text:p>0.029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982">
                <text:p>0.029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9904">
                <text:p>0.029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9988">
                <text:p>0.0299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0072">
                <text:p>0.0300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0156">
                <text:p>0.0301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3024">
                <text:p>0.030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0324">
                <text:p>0.0303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0408">
                <text:p>0.0304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0492">
                <text:p>0.0304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0576">
                <text:p>0.0305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066">
                <text:p>0.030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0744">
                <text:p>0.0307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0828">
                <text:p>0.0308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0912">
                <text:p>0.0309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0996">
                <text:p>0.0309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108">
                <text:p>0.031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1164">
                <text:p>0.0311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1248">
                <text:p>0.0312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1332">
                <text:p>0.0313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31416">
                <text:p>0.0314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315">
                <text:p>0.0315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1584">
                <text:p>0.0315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1668">
                <text:p>0.0316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31752">
                <text:p>0.0317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1836">
                <text:p>0.0318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192">
                <text:p>0.031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2004">
                <text:p>0.0320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2088">
                <text:p>0.0320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2172">
                <text:p>0.0321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2256">
                <text:p>0.0322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234">
                <text:p>0.032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2424">
                <text:p>0.0324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32508">
                <text:p>0.0325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2592">
                <text:p>0.0325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2676">
                <text:p>0.0326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276">
                <text:p>0.032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2844">
                <text:p>0.0328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2928">
                <text:p>0.032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3012">
                <text:p>0.0330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3096">
                <text:p>0.033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3318">
                <text:p>0.033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33264">
                <text:p>0.033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3348">
                <text:p>0.0333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3432">
                <text:p>0.0334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3516">
                <text:p>0.0335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336">
                <text:p>0.03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33684">
                <text:p>0.0336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33768">
                <text:p>0.033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33852">
                <text:p>0.0338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33936">
                <text:p>0.033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402">
                <text:p>0.034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34104">
                <text:p>0.034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34188">
                <text:p>0.0341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34272">
                <text:p>0.034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4356">
                <text:p>0.0343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3444">
                <text:p>0.034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34524">
                <text:p>0.0345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34608">
                <text:p>0.034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34692">
                <text:p>0.0346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34776">
                <text:p>0.034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3486">
                <text:p>0.034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34944">
                <text:p>0.0349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35028">
                <text:p>0.0350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35112">
                <text:p>0.0351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35196">
                <text:p>0.0351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3528">
                <text:p>0.03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35364">
                <text:p>0.0353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35448">
                <text:p>0.0354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35532">
                <text:p>0.0355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35616">
                <text:p>0.035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357">
                <text:p>0.035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35784">
                <text:p>0.0357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5868">
                <text:p>0.0358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35952">
                <text:p>0.035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36036">
                <text:p>0.0360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3612">
                <text:p>0.036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36204">
                <text:p>0.0362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36288">
                <text:p>0.036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6372">
                <text:p>0.0363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36456">
                <text:p>0.0364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3654">
                <text:p>0.036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36624">
                <text:p>0.036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36708">
                <text:p>0.0367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36792">
                <text:p>0.0367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36876">
                <text:p>0.0368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3696">
                <text:p>0.03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37044">
                <text:p>0.0370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37128">
                <text:p>0.0371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37212">
                <text:p>0.0372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37296">
                <text:p>0.0372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3738">
                <text:p>0.037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37464">
                <text:p>0.0374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37548">
                <text:p>0.0375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37632">
                <text:p>0.0376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37716">
                <text:p>0.0377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378">
                <text:p>0.03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37884">
                <text:p>0.0378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37968">
                <text:p>0.0379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38052">
                <text:p>0.0380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38136">
                <text:p>0.0381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3822">
                <text:p>0.038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38304">
                <text:p>0.0383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38388">
                <text:p>0.0383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38472">
                <text:p>0.0384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38556">
                <text:p>0.0385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3864">
                <text:p>0.03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38724">
                <text:p>0.0387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38808">
                <text:p>0.0388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38892">
                <text:p>0.0388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38976">
                <text:p>0.0389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3906">
                <text:p>0.039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39144">
                <text:p>0.0391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39228">
                <text:p>0.0392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39312">
                <text:p>0.0393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39396">
                <text:p>0.0393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3948">
                <text:p>0.039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39564">
                <text:p>0.0395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39648">
                <text:p>0.0396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39732">
                <text:p>0.0397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39816">
                <text:p>0.0398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399">
                <text:p>0.039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39984">
                <text:p>0.0399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40068">
                <text:p>0.0400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40152">
                <text:p>0.0401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40236">
                <text:p>0.0402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4032">
                <text:p>0.040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40404">
                <text:p>0.0404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40488">
                <text:p>0.0404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0572">
                <text:p>0.0405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40656">
                <text:p>0.0406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4074">
                <text:p>0.0407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40824">
                <text:p>0.0408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40908">
                <text:p>0.0409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40992">
                <text:p>0.0409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41076">
                <text:p>0.0410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4116">
                <text:p>0.041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41244">
                <text:p>0.0412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41328">
                <text:p>0.0413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41412">
                <text:p>0.0414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41496">
                <text:p>0.0414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4158">
                <text:p>0.0415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41664">
                <text:p>0.0416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41748">
                <text:p>0.0417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41832">
                <text:p>0.0418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41916">
                <text:p>0.0419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42">
                <text:p>0.04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42084">
                <text:p>0.042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42168">
                <text:p>0.042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42252">
                <text:p>0.0422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42336">
                <text:p>0.0423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4242">
                <text:p>0.042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42504">
                <text:p>0.042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42588">
                <text:p>0.042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42672">
                <text:p>0.042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42756">
                <text:p>0.0427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4284">
                <text:p>0.042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2924">
                <text:p>0.0429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43008">
                <text:p>0.043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43092">
                <text:p>0.0430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43176">
                <text:p>0.043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4326">
                <text:p>0.043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43344">
                <text:p>0.043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43428">
                <text:p>0.0434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43512">
                <text:p>0.0435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43596">
                <text:p>0.0435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4368">
                <text:p>0.043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43764">
                <text:p>0.043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43848">
                <text:p>0.043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43932">
                <text:p>0.0439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44016">
                <text:p>0.044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441">
                <text:p>0.044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44184">
                <text:p>0.044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44268">
                <text:p>0.044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44352">
                <text:p>0.044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44436">
                <text:p>0.044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4452">
                <text:p>0.044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44604">
                <text:p>0.0446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44688">
                <text:p>0.044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44772">
                <text:p>0.044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44856">
                <text:p>0.044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4494">
                <text:p>0.044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45024">
                <text:p>0.045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45108">
                <text:p>0.0451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45192">
                <text:p>0.045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45276">
                <text:p>0.0452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4536">
                <text:p>0.045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45444">
                <text:p>0.0454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45528">
                <text:p>0.045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45612">
                <text:p>0.0456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45696">
                <text:p>0.0456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4578">
                <text:p>0.045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45864">
                <text:p>0.045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45948">
                <text:p>0.0459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46032">
                <text:p>0.0460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46116">
                <text:p>0.0461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462">
                <text:p>0.04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46284">
                <text:p>0.0462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46368">
                <text:p>0.046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46452">
                <text:p>0.0464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46536">
                <text:p>0.046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4662">
                <text:p>0.046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46704">
                <text:p>0.046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46788">
                <text:p>0.0467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46872">
                <text:p>0.046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46956">
                <text:p>0.0469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4704">
                <text:p>0.04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47124">
                <text:p>0.0471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47208">
                <text:p>0.0472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47292">
                <text:p>0.0472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47376">
                <text:p>0.0473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4746">
                <text:p>0.047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47544">
                <text:p>0.047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47628">
                <text:p>0.0476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47712">
                <text:p>0.047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47796">
                <text:p>0.0477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4788">
                <text:p>0.047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47964">
                <text:p>0.0479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48048">
                <text:p>0.048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48132">
                <text:p>0.0481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48216">
                <text:p>0.048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483">
                <text:p>0.048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48384">
                <text:p>0.048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48468">
                <text:p>0.0484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48552">
                <text:p>0.048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48636">
                <text:p>0.0486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4872">
                <text:p>0.04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48804">
                <text:p>0.0488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48888">
                <text:p>0.048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48972">
                <text:p>0.0489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49056">
                <text:p>0.049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4914">
                <text:p>0.049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49224">
                <text:p>0.049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49308">
                <text:p>0.0493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49392">
                <text:p>0.049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49476">
                <text:p>0.0494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4956">
                <text:p>0.049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49644">
                <text:p>0.0496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9728">
                <text:p>0.049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49812">
                <text:p>0.0498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49896">
                <text:p>0.049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4998">
                <text:p>0.049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50064">
                <text:p>0.0500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50148">
                <text:p>0.0501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50232">
                <text:p>0.0502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50316">
                <text:p>0.0503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504">
                <text:p>0.05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50484">
                <text:p>0.0504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50568">
                <text:p>0.0505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50652">
                <text:p>0.0506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50736">
                <text:p>0.0507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5082">
                <text:p>0.050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50904">
                <text:p>0.0509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50988">
                <text:p>0.0509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51072">
                <text:p>0.0510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51156">
                <text:p>0.0511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5124">
                <text:p>0.051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51324">
                <text:p>0.0513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51408">
                <text:p>0.0514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51492">
                <text:p>0.0514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51576">
                <text:p>0.0515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5166">
                <text:p>0.051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51744">
                <text:p>0.0517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51828">
                <text:p>0.0518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51912">
                <text:p>0.0519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51996">
                <text:p>0.0519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5208">
                <text:p>0.05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52164">
                <text:p>0.0521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52248">
                <text:p>0.052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52332">
                <text:p>0.0523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52416">
                <text:p>0.0524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525">
                <text:p>0.0525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52584">
                <text:p>0.052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52668">
                <text:p>0.0526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52752">
                <text:p>0.052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52836">
                <text:p>0.0528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5292">
                <text:p>0.052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53004">
                <text:p>0.0530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53088">
                <text:p>0.0530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53172">
                <text:p>0.0531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53256">
                <text:p>0.0532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5334">
                <text:p>0.0533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53424">
                <text:p>0.053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53508">
                <text:p>0.0535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53592">
                <text:p>0.053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53676">
                <text:p>0.0536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5376">
                <text:p>0.05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53844">
                <text:p>0.0538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53928">
                <text:p>0.053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54012">
                <text:p>0.0540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54096">
                <text:p>0.0540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5418">
                <text:p>0.054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54264">
                <text:p>0.054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54348">
                <text:p>0.0543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54432">
                <text:p>0.0544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54516">
                <text:p>0.0545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546">
                <text:p>0.05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54684">
                <text:p>0.0546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54768">
                <text:p>0.0547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54852">
                <text:p>0.0548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54936">
                <text:p>0.0549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5502">
                <text:p>0.055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55104">
                <text:p>0.055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55188">
                <text:p>0.0551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55272">
                <text:p>0.055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55356">
                <text:p>0.0553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5544">
                <text:p>0.05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55524">
                <text:p>0.0555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55608">
                <text:p>0.055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55692">
                <text:p>0.0556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55776">
                <text:p>0.055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5586">
                <text:p>0.055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55944">
                <text:p>0.0559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56028">
                <text:p>0.0560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56112">
                <text:p>0.0561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56196">
                <text:p>0.0561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5628">
                <text:p>0.056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56364">
                <text:p>0.0563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56448">
                <text:p>0.0564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56532">
                <text:p>0.0565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56616">
                <text:p>0.056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567">
                <text:p>0.056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56784">
                <text:p>0.0567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56868">
                <text:p>0.0568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56952">
                <text:p>0.056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57036">
                <text:p>0.0570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5712">
                <text:p>0.057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57204">
                <text:p>0.0572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57288">
                <text:p>0.057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57372">
                <text:p>0.0573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57456">
                <text:p>0.0574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5754">
                <text:p>0.057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57624">
                <text:p>0.057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57708">
                <text:p>0.0577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57792">
                <text:p>0.0577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57876">
                <text:p>0.0578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5796">
                <text:p>0.057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58044">
                <text:p>0.0580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58128">
                <text:p>0.0581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58212">
                <text:p>0.0582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58296">
                <text:p>0.0582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5838">
                <text:p>0.058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58464">
                <text:p>0.0584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58548">
                <text:p>0.0585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58632">
                <text:p>0.0586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58716">
                <text:p>0.0587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588">
                <text:p>0.0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58884">
                <text:p>0.0588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58968">
                <text:p>0.0589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59052">
                <text:p>0.0590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59136">
                <text:p>0.0591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5922">
                <text:p>0.0592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59304">
                <text:p>0.0593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59388">
                <text:p>0.0593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59472">
                <text:p>0.0594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59556">
                <text:p>0.0595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5964">
                <text:p>0.059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59724">
                <text:p>0.0597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59808">
                <text:p>0.0598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59892">
                <text:p>0.0598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59976">
                <text:p>0.0599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6006">
                <text:p>0.0600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60144">
                <text:p>0.0601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60228">
                <text:p>0.0602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60312">
                <text:p>0.0603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60396">
                <text:p>0.0603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6048">
                <text:p>0.060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60564">
                <text:p>0.0605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60648">
                <text:p>0.0606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60732">
                <text:p>0.0607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60816">
                <text:p>0.0608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609">
                <text:p>0.0609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60984">
                <text:p>0.0609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61068">
                <text:p>0.0610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61152">
                <text:p>0.0611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61236">
                <text:p>0.0612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6132">
                <text:p>0.061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61404">
                <text:p>0.0614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61488">
                <text:p>0.0614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61572">
                <text:p>0.0615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61656">
                <text:p>0.0616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6174">
                <text:p>0.0617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61824">
                <text:p>0.0618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61908">
                <text:p>0.0619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61992">
                <text:p>0.0619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62076">
                <text:p>0.0620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6216">
                <text:p>0.06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62244">
                <text:p>0.0622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62328">
                <text:p>0.062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62412">
                <text:p>0.0624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62496">
                <text:p>0.062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6258">
                <text:p>0.0625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62664">
                <text:p>0.0626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62748">
                <text:p>0.0627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62832">
                <text:p>0.0628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62916">
                <text:p>0.0629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63">
                <text:p>0.06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63084">
                <text:p>0.063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63168">
                <text:p>0.0631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63252">
                <text:p>0.0632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63336">
                <text:p>0.063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6342">
                <text:p>0.063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63504">
                <text:p>0.063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63588">
                <text:p>0.0635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63672">
                <text:p>0.063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63756">
                <text:p>0.0637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6384">
                <text:p>0.06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63924">
                <text:p>0.0639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64008">
                <text:p>0.064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64092">
                <text:p>0.0640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64176">
                <text:p>0.064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6426">
                <text:p>0.064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64344">
                <text:p>0.064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64428">
                <text:p>0.0644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64512">
                <text:p>0.064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64596">
                <text:p>0.0645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6468">
                <text:p>0.064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64764">
                <text:p>0.064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64848">
                <text:p>0.064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64932">
                <text:p>0.0649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65016">
                <text:p>0.065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651">
                <text:p>0.065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65184">
                <text:p>0.065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65268">
                <text:p>0.065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65352">
                <text:p>0.065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65436">
                <text:p>0.065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6552">
                <text:p>0.065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65604">
                <text:p>0.0656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65688">
                <text:p>0.065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65772">
                <text:p>0.065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65856">
                <text:p>0.0658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6594">
                <text:p>0.065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66024">
                <text:p>0.066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66108">
                <text:p>0.0661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66192">
                <text:p>0.066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66276">
                <text:p>0.0662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6636">
                <text:p>0.066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66444">
                <text:p>0.0664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66528">
                <text:p>0.066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66612">
                <text:p>0.0666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66696">
                <text:p>0.066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6678">
                <text:p>0.066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66864">
                <text:p>0.066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66948">
                <text:p>0.0669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67032">
                <text:p>0.067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67116">
                <text:p>0.0671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672">
                <text:p>0.0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67284">
                <text:p>0.0672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67368">
                <text:p>0.067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67452">
                <text:p>0.0674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67536">
                <text:p>0.067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6762">
                <text:p>0.067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67704">
                <text:p>0.067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67788">
                <text:p>0.0677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67872">
                <text:p>0.067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67956">
                <text:p>0.0679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6804">
                <text:p>0.068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68124">
                <text:p>0.0681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68208">
                <text:p>0.068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68292">
                <text:p>0.0682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68376">
                <text:p>0.0683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6846">
                <text:p>0.068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68544">
                <text:p>0.068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68628">
                <text:p>0.0686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68712">
                <text:p>0.068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68796">
                <text:p>0.0687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6888">
                <text:p>0.068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68964">
                <text:p>0.0689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69048">
                <text:p>0.069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69132">
                <text:p>0.0691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69216">
                <text:p>0.069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693">
                <text:p>0.069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69384">
                <text:p>0.069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69468">
                <text:p>0.0694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69552">
                <text:p>0.069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69636">
                <text:p>0.0696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6972">
                <text:p>0.069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69804">
                <text:p>0.0698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69888">
                <text:p>0.069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69972">
                <text:p>0.0699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70056">
                <text:p>0.0700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7014">
                <text:p>0.0701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70224">
                <text:p>0.0702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70308">
                <text:p>0.0703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70392">
                <text:p>0.0703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70476">
                <text:p>0.0704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7056">
                <text:p>0.070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70644">
                <text:p>0.0706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70728">
                <text:p>0.0707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70812">
                <text:p>0.0708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70896">
                <text:p>0.0708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7098">
                <text:p>0.0709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71064">
                <text:p>0.0710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71148">
                <text:p>0.0711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71232">
                <text:p>0.0712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71316">
                <text:p>0.0713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714">
                <text:p>0.071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71484">
                <text:p>0.0714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71568">
                <text:p>0.0715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71652">
                <text:p>0.0716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71736">
                <text:p>0.0717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7182">
                <text:p>0.0718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71904">
                <text:p>0.0719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71988">
                <text:p>0.0719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72072">
                <text:p>0.0720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72156">
                <text:p>0.0721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7224">
                <text:p>0.07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72324">
                <text:p>0.0723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72408">
                <text:p>0.0724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72492">
                <text:p>0.0724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72576">
                <text:p>0.072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7266">
                <text:p>0.072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72744">
                <text:p>0.072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72828">
                <text:p>0.0728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72912">
                <text:p>0.072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72996">
                <text:p>0.0729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7308">
                <text:p>0.073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73164">
                <text:p>0.0731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73248">
                <text:p>0.073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73332">
                <text:p>0.0733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73416">
                <text:p>0.0734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735">
                <text:p>0.073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73584">
                <text:p>0.0735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73668">
                <text:p>0.0736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73752">
                <text:p>0.0737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73836">
                <text:p>0.0738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7392">
                <text:p>0.07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74004">
                <text:p>0.0740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74088">
                <text:p>0.074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74172">
                <text:p>0.0741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74256">
                <text:p>0.0742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7434">
                <text:p>0.074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74424">
                <text:p>0.074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74508">
                <text:p>0.0745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74592">
                <text:p>0.0745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74676">
                <text:p>0.0746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7476">
                <text:p>0.074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74844">
                <text:p>0.0748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74928">
                <text:p>0.074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75012">
                <text:p>0.0750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75096">
                <text:p>0.075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7518">
                <text:p>0.0751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75264">
                <text:p>0.075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75348">
                <text:p>0.0753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75432">
                <text:p>0.075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75516">
                <text:p>0.0755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756">
                <text:p>0.07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75684">
                <text:p>0.0756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75768">
                <text:p>0.075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75852">
                <text:p>0.0758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75936">
                <text:p>0.0759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7602">
                <text:p>0.076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76104">
                <text:p>0.076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76188">
                <text:p>0.0761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76272">
                <text:p>0.076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76356">
                <text:p>0.0763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7644">
                <text:p>0.076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76524">
                <text:p>0.0765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76608">
                <text:p>0.0766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76692">
                <text:p>0.0766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76776">
                <text:p>0.076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7686">
                <text:p>0.076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76944">
                <text:p>0.07694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77028">
                <text:p>0.0770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77112">
                <text:p>0.0771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77196">
                <text:p>0.0771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7728">
                <text:p>0.077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77364">
                <text:p>0.0773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77448">
                <text:p>0.0774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77532">
                <text:p>0.0775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77616">
                <text:p>0.077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777">
                <text:p>0.077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77784">
                <text:p>0.0777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77868">
                <text:p>0.0778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77952">
                <text:p>0.077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78036">
                <text:p>0.0780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7812">
                <text:p>0.078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78204">
                <text:p>0.0782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78288">
                <text:p>0.078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78372">
                <text:p>0.0783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78456">
                <text:p>0.0784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7854">
                <text:p>0.0785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78624">
                <text:p>0.078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78708">
                <text:p>0.0787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78792">
                <text:p>0.0787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78876">
                <text:p>0.0788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7896">
                <text:p>0.07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79044">
                <text:p>0.0790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79128">
                <text:p>0.0791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79212">
                <text:p>0.0792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79296">
                <text:p>0.0792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7938">
                <text:p>0.079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79464">
                <text:p>0.0794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79548">
                <text:p>0.0795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79632">
                <text:p>0.0796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79716">
                <text:p>0.0797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798">
                <text:p>0.07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79884">
                <text:p>0.0798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79968">
                <text:p>0.0799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80052">
                <text:p>0.0800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80136">
                <text:p>0.0801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8022">
                <text:p>0.0802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80304">
                <text:p>0.0803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80388">
                <text:p>0.0803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80472">
                <text:p>0.0804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80556">
                <text:p>0.0805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8064">
                <text:p>0.080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80724">
                <text:p>0.0807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80808">
                <text:p>0.0808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80892">
                <text:p>0.0808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80976">
                <text:p>0.0809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8106">
                <text:p>0.0810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81144">
                <text:p>0.0811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81228">
                <text:p>0.0812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81312">
                <text:p>0.0813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81396">
                <text:p>0.0813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8148">
                <text:p>0.081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81564">
                <text:p>0.0815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81648">
                <text:p>0.0816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81732">
                <text:p>0.0817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81816">
                <text:p>0.0818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819">
                <text:p>0.0819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81984">
                <text:p>0.0819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82068">
                <text:p>0.0820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82152">
                <text:p>0.082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82236">
                <text:p>0.0822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8232">
                <text:p>0.082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82404">
                <text:p>0.0824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82488">
                <text:p>0.0824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82572">
                <text:p>0.0825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82656">
                <text:p>0.0826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8274">
                <text:p>0.082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82824">
                <text:p>0.0828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82908">
                <text:p>0.0829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82992">
                <text:p>0.0829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83076">
                <text:p>0.0830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8316">
                <text:p>0.083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83244">
                <text:p>0.0832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83328">
                <text:p>0.083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83412">
                <text:p>0.0834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83496">
                <text:p>0.083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8358">
                <text:p>0.0835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83664">
                <text:p>0.0836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83748">
                <text:p>0.0837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83832">
                <text:p>0.0838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83916">
                <text:p>0.0839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84">
                <text:p>0.0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84084">
                <text:p>0.084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84168">
                <text:p>0.084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84252">
                <text:p>0.0842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84336">
                <text:p>0.084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8442">
                <text:p>0.084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84504">
                <text:p>0.084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84588">
                <text:p>0.084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84672">
                <text:p>0.0846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84756">
                <text:p>0.0847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8484">
                <text:p>0.084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84924">
                <text:p>0.0849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85008">
                <text:p>0.0850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85092">
                <text:p>0.0850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85176">
                <text:p>0.085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8526">
                <text:p>0.085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85344">
                <text:p>0.085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85428">
                <text:p>0.0854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85512">
                <text:p>0.085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85596">
                <text:p>0.0855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8568">
                <text:p>0.08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85764">
                <text:p>0.085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85848">
                <text:p>0.0858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85932">
                <text:p>0.0859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86016">
                <text:p>0.086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861">
                <text:p>0.086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86184">
                <text:p>0.086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86268">
                <text:p>0.086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86352">
                <text:p>0.086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86436">
                <text:p>0.0864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8652">
                <text:p>0.086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86604">
                <text:p>0.0866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86688">
                <text:p>0.086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86772">
                <text:p>0.086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86856">
                <text:p>0.0868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8694">
                <text:p>0.086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87024">
                <text:p>0.0870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87108">
                <text:p>0.0871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87192">
                <text:p>0.087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87276">
                <text:p>0.0872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8736">
                <text:p>0.08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87444">
                <text:p>0.0874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87528">
                <text:p>0.0875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87612">
                <text:p>0.0876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87696">
                <text:p>0.0876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8778">
                <text:p>0.087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87864">
                <text:p>0.0878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87948">
                <text:p>0.0879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88032">
                <text:p>0.088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88116">
                <text:p>0.0881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882">
                <text:p>0.08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88284">
                <text:p>0.0882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88368">
                <text:p>0.088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88452">
                <text:p>0.0884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88536">
                <text:p>0.0885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8862">
                <text:p>0.088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88704">
                <text:p>0.0887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88788">
                <text:p>0.0887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88872">
                <text:p>0.088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88956">
                <text:p>0.0889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8904">
                <text:p>0.08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89124">
                <text:p>0.0891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89208">
                <text:p>0.089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89292">
                <text:p>0.0892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89376">
                <text:p>0.0893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8946">
                <text:p>0.089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89544">
                <text:p>0.089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89628">
                <text:p>0.0896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89712">
                <text:p>0.0897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89796">
                <text:p>0.0897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8988">
                <text:p>0.089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89964">
                <text:p>0.0899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90048">
                <text:p>0.09004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90132">
                <text:p>0.0901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90216">
                <text:p>0.0902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903">
                <text:p>0.0903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90384">
                <text:p>0.0903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90468">
                <text:p>0.0904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90552">
                <text:p>0.0905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90636">
                <text:p>0.0906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9072">
                <text:p>0.090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90804">
                <text:p>0.0908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90888">
                <text:p>0.0908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90972">
                <text:p>0.0909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91056">
                <text:p>0.0910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9114">
                <text:p>0.0911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91224">
                <text:p>0.0912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91308">
                <text:p>0.0913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91392">
                <text:p>0.0913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91476">
                <text:p>0.0914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9156">
                <text:p>0.091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91644">
                <text:p>0.0916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91728">
                <text:p>0.0917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91812">
                <text:p>0.0918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91896">
                <text:p>0.0918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9198">
                <text:p>0.0919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92064">
                <text:p>0.0920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92148">
                <text:p>0.0921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92232">
                <text:p>0.0922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92316">
                <text:p>0.0923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924">
                <text:p>0.09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92484">
                <text:p>0.0924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92568">
                <text:p>0.092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92652">
                <text:p>0.0926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92736">
                <text:p>0.0927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9282">
                <text:p>0.092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92904">
                <text:p>0.092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92988">
                <text:p>0.0929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93072">
                <text:p>0.0930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93156">
                <text:p>0.0931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9324">
                <text:p>0.093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93324">
                <text:p>0.0933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93408">
                <text:p>0.093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93492">
                <text:p>0.0934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93576">
                <text:p>0.0935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9366">
                <text:p>0.093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93744">
                <text:p>0.093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93828">
                <text:p>0.0938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93912">
                <text:p>0.0939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93996">
                <text:p>0.0939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9408">
                <text:p>0.09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94164">
                <text:p>0.0941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94248">
                <text:p>0.094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94332">
                <text:p>0.0943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94416">
                <text:p>0.094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945">
                <text:p>0.094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94584">
                <text:p>0.0945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94668">
                <text:p>0.0946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94752">
                <text:p>0.094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94836">
                <text:p>0.0948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9492">
                <text:p>0.094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95004">
                <text:p>0.0950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95088">
                <text:p>0.095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95172">
                <text:p>0.0951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95256">
                <text:p>0.0952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9534">
                <text:p>0.095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95424">
                <text:p>0.095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95508">
                <text:p>0.0955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95592">
                <text:p>0.095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95676">
                <text:p>0.0956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9576">
                <text:p>0.09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95844">
                <text:p>0.0958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95928">
                <text:p>0.095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96012">
                <text:p>0.0960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96096">
                <text:p>0.0960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9618">
                <text:p>0.096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96264">
                <text:p>0.096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96348">
                <text:p>0.0963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96432">
                <text:p>0.0964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96516">
                <text:p>0.0965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966">
                <text:p>0.09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96684">
                <text:p>0.0966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96768">
                <text:p>0.0967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96852">
                <text:p>0.0968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96936">
                <text:p>0.096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9702">
                <text:p>0.0970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97104">
                <text:p>0.097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97188">
                <text:p>0.0971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97272">
                <text:p>0.097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97356">
                <text:p>0.0973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9744">
                <text:p>0.09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97524">
                <text:p>0.0975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97608">
                <text:p>0.097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97692">
                <text:p>0.0976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97776">
                <text:p>0.097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9786">
                <text:p>0.0978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97944">
                <text:p>0.0979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98028">
                <text:p>0.0980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98112">
                <text:p>0.0981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98196">
                <text:p>0.0981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9828">
                <text:p>0.098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98364">
                <text:p>0.0983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98448">
                <text:p>0.0984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98532">
                <text:p>0.0985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98616">
                <text:p>0.098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987">
                <text:p>0.098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98784">
                <text:p>0.0987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98868">
                <text:p>0.0988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98952">
                <text:p>0.098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99036">
                <text:p>0.0990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9912">
                <text:p>0.09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99204">
                <text:p>0.0992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99288">
                <text:p>0.099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99372">
                <text:p>0.0993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99456">
                <text:p>0.0994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9954">
                <text:p>0.099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99624">
                <text:p>0.0996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99708">
                <text:p>0.0997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99792">
                <text:p>0.0997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99876">
                <text:p>0.0998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